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503cm"/>
    </style:style>
    <style:style style:name="Table1.C" style:family="table-column">
      <style:table-column-properties style:column-width="6.9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277b30"/>
    </style:style>
    <style:style style:name="P13" style:family="paragraph" style:parent-style-name="Table_20_Contents">
      <style:text-properties officeooo:paragraph-rsid="04926971"/>
    </style:style>
    <style:style style:name="P14" style:family="paragraph" style:parent-style-name="Table_20_Contents">
      <style:text-properties officeooo:paragraph-rsid="06773a9b"/>
    </style:style>
    <style:style style:name="P15" style:family="paragraph" style:parent-style-name="Table_20_Contents">
      <style:text-properties officeooo:paragraph-rsid="05cb62a7"/>
    </style:style>
    <style:style style:name="P16" style:family="paragraph" style:parent-style-name="Table_20_Contents">
      <style:text-properties officeooo:paragraph-rsid="05fe08c8"/>
    </style:style>
    <style:style style:name="P17" style:family="paragraph" style:parent-style-name="Table_20_Contents">
      <style:text-properties officeooo:paragraph-rsid="05f7ea6a"/>
    </style:style>
    <style:style style:name="P18" style:family="paragraph" style:parent-style-name="Table_20_Contents">
      <style:text-properties officeooo:paragraph-rsid="05f98e5e"/>
    </style:style>
    <style:style style:name="P19" style:family="paragraph" style:parent-style-name="Table_20_Contents">
      <style:text-properties officeooo:paragraph-rsid="067728a5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text-properties officeooo:paragraph-rsid="036da280"/>
    </style:style>
    <style:style style:name="P25" style:family="paragraph" style:parent-style-name="Table_20_Contents">
      <style:text-properties officeooo:paragraph-rsid="05b297ab"/>
    </style:style>
    <style:style style:name="P26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7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officeooo:paragraph-rsid="05ba9cbc"/>
    </style:style>
    <style:style style:name="P29" style:family="paragraph" style:parent-style-name="Table_20_Contents">
      <style:text-properties officeooo:paragraph-rsid="0378741f"/>
    </style:style>
    <style:style style:name="P30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text-properties officeooo:paragraph-rsid="05229a49"/>
    </style:style>
    <style:style style:name="P32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6717cf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officeooo:paragraph-rsid="0453bfb4"/>
    </style:style>
    <style:style style:name="P40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5d57337"/>
    </style:style>
    <style:style style:name="P49" style:family="paragraph" style:parent-style-name="Table_20_Contents">
      <style:text-properties officeooo:paragraph-rsid="0294e861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2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3" style:family="paragraph" style:parent-style-name="Table_20_Contents">
      <style:text-properties officeooo:paragraph-rsid="02b867ce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7" style:family="paragraph" style:parent-style-name="Table_20_Contents">
      <style:text-properties officeooo:paragraph-rsid="015fc100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able_20_Contents">
      <style:text-properties officeooo:paragraph-rsid="02ae0b54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text-properties officeooo:paragraph-rsid="0648edb6"/>
    </style:style>
    <style:style style:name="P64" style:family="paragraph" style:parent-style-name="Table_20_Contents">
      <style:text-properties officeooo:paragraph-rsid="06615518"/>
    </style:style>
    <style:style style:name="P6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70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1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2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3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4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5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8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8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66be3b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officeooo:rsid="02646e91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style:font-name-complex="Courier New"/>
    </style:style>
    <style:style style:name="T5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5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officeooo:rsid="0277dedb"/>
    </style:style>
    <style:style style:name="T8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style:font-name="Courier New" officeooo:rsid="052883ca"/>
    </style:style>
    <style:style style:name="T87" style:family="text">
      <style:text-properties style:font-name="Courier New" officeooo:rsid="04dc5c57"/>
    </style:style>
    <style:style style:name="T88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89" style:family="text">
      <style:text-properties style:font-name="Courier New" officeooo:rsid="06717cff"/>
    </style:style>
    <style:style style:name="T90" style:family="text">
      <style:text-properties officeooo:rsid="023d069c"/>
    </style:style>
    <style:style style:name="T91" style:family="text">
      <style:text-properties officeooo:rsid="021570c6"/>
    </style:style>
    <style:style style:name="T92" style:family="text">
      <style:text-properties officeooo:rsid="02984091"/>
    </style:style>
    <style:style style:name="T93" style:family="text">
      <style:text-properties officeooo:rsid="0298730b"/>
    </style:style>
    <style:style style:name="T9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0" style:family="text">
      <style:text-properties fo:font-style="normal" officeooo:rsid="023ec219" style:font-style-asian="normal" style:font-style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officeooo:rsid="0213f657"/>
    </style:style>
    <style:style style:name="T10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9" style:family="text">
      <style:text-properties fo:color="#000000" loext:opacity="100%" style:font-name="Courier New" officeooo:rsid="02b867ce"/>
    </style:style>
    <style:style style:name="T16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9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2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officeooo:rsid="04144748"/>
    </style:style>
    <style:style style:name="T210" style:family="text">
      <style:text-properties officeooo:rsid="0478c748"/>
    </style:style>
    <style:style style:name="T211" style:family="text">
      <style:text-properties fo:font-style="italic" officeooo:rsid="040de640" style:font-style-asian="italic" style:font-style-complex="italic"/>
    </style:style>
    <style:style style:name="T212" style:family="text">
      <style:text-properties fo:font-style="italic" officeooo:rsid="0478c748" style:font-style-asian="italic" style:font-style-complex="italic"/>
    </style:style>
    <style:style style:name="T213" style:family="text">
      <style:text-properties fo:font-style="italic" officeooo:rsid="04125c48" style:font-style-asian="italic" style:font-style-complex="italic"/>
    </style:style>
    <style:style style:name="T214" style:family="text">
      <style:text-properties officeooo:rsid="042d7d17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officeooo:rsid="041182c7" style:font-style-asian="italic" style:font-style-complex="italic"/>
    </style:style>
    <style:style style:name="T217" style:family="text">
      <style:text-properties officeooo:rsid="051a58c7"/>
    </style:style>
    <style:style style:name="T218" style:family="text">
      <style:text-properties officeooo:rsid="0424aa9b"/>
    </style:style>
    <style:style style:name="T219" style:family="text">
      <style:text-properties style:font-name="Courier New" fo:font-size="10pt" officeooo:rsid="040de640" style:font-size-asian="10pt" style:font-size-complex="10pt"/>
    </style:style>
    <style:style style:name="T220" style:family="text">
      <style:text-properties style:font-name="Courier New" fo:font-size="10pt" officeooo:rsid="051a58c7" style:font-size-asian="10pt" style:font-size-complex="10pt"/>
    </style:style>
    <style:style style:name="T221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2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3" style:family="text">
      <style:text-properties officeooo:rsid="048a07de"/>
    </style:style>
    <style:style style:name="T224" style:family="text">
      <style:text-properties style:font-name="Courier New" officeooo:rsid="040de640"/>
    </style:style>
    <style:style style:name="T225" style:family="text">
      <style:text-properties officeooo:rsid="04546f38"/>
    </style:style>
    <style:style style:name="T22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  <style:style style:name="T230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8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9"/></text:span></text:p>
            <text:p text:style-name="P4"><text:span text:style-name="Source_20_Text"><text:span text:style-name="T9">constant(value);</text:span></text:span></text:p>
            <text:p text:style-name="P4"><text:span text:style-name="Source_20_Text"><text:span text:style-name="T10">identity(value);</text:span></text:span></text:p>
            <text:p text:style-name="P4"><text:span text:style-name="Source_20_Text"><text:span text:style-name="T9">noop();</text:span></text:span></text:p>
            <text:p text:style-name="P4"><text:span text:style-name="Source_20_Text"><text:span text:style-name="T9">T();</text:span></text:span></text:p>
            <text:p text:style-name="P4"><text:span text:style-name="Source_20_Text"><text:span text:style-name="T11">F();</text:span></text:span></text:p>
            <text:p text:style-name="P4"><text:span text:style-name="Source_20_Text"><text:span text:style-name="T11"/></text:span></text:p>
          </table:table-cell>
          <table:table-cell table:style-name="Table1.B2" office:value-type="string">
            <text:p text:style-name="P5"><text:span text:style-name="Source_20_Text"><text:span text:style-name="T9"/></text:span></text:p>
            <text:p text:style-name="P5"><text:span text:style-name="Source_20_Text"><text:span text:style-name="T9">asyncConstant(</text:span></text:span><text:span text:style-name="Source_20_Text"><text:span text:style-name="T12">val</text:span></text:span><text:span text:style-name="Source_20_Text"><text:span text:style-name="T13">ue</text:span></text:span><text:span text:style-name="Source_20_Text"><text:span text:style-name="T9">);</text:span></text:span></text:p>
            <text:p text:style-name="P5"><text:span text:style-name="Source_20_Text"><text:span text:style-name="T9">asyncIdentity(</text:span></text:span><text:span text:style-name="Source_20_Text"><text:span text:style-name="T12">val</text:span></text:span><text:span text:style-name="Source_20_Text"><text:span text:style-name="T13">ue</text:span></text:span><text:span text:style-name="Source_20_Text"><text:span text:style-name="T9">);</text:span></text:span></text:p>
            <text:p text:style-name="P5"><text:span text:style-name="Source_20_Text"><text:span text:style-name="T9">asyncNoop();</text:span></text:span></text:p>
            <text:p text:style-name="P5"><text:span text:style-name="Source_20_Text"><text:span text:style-name="T9">async</text:span></text:span><text:span text:style-name="Source_20_Text"><text:span text:style-name="T14">T</text:span></text:span><text:span text:style-name="Source_20_Text"><text:span text:style-name="T9">();</text:span></text:span></text:p>
            <text:p text:style-name="P5"><text:span text:style-name="Source_20_Text"><text:span text:style-name="T9">async</text:span></text:span><text:span text:style-name="Source_20_Text"><text:span text:style-name="T14">F</text:span></text:span><text:span text:style-name="Source_20_Text"><text:span text:style-name="T9">();</text:span></text:span></text:p>
          </table:table-cell>
          <table:table-cell table:style-name="Table1.C2" office:value-type="string">
            <text:p text:style-name="P5"><text:span text:style-name="Source_20_Text"><text:span text:style-name="T12"/></text:span></text:p>
            <text:p text:style-name="P5"><text:span text:style-name="Source_20_Text"><text:span text:style-name="T12">eq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gt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gte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lt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  <text:p text:style-name="P5"><text:span text:style-name="Source_20_Text"><text:span text:style-name="T12">lte</text:span></text:span><text:span text:style-name="Source_20_Text"><text:span text:style-name="T9">(</text:span></text:span><text:span text:style-name="Source_20_Text"><text:span text:style-name="T12">value1, value2</text:span></text:span><text:span text:style-name="Source_20_Text"><text:span text:style-name="T9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9">qsa(selector[,context]);</text:span></text:span></text:p>
            <text:p text:style-name="P6"><text:span text:style-name="Source_20_Text"><text:span text:style-name="T9">qs(selector[,context]);</text:span></text:span></text:p>
            <text:p text:style-name="P6"><text:span text:style-name="Source_20_Text"><text:span text:style-name="T9">domReady(c</text:span></text:span><text:span text:style-name="Source_20_Text"><text:span text:style-name="T15">allback</text:span></text:span><text:span text:style-name="Source_20_Text"><text:span text:style-name="T9">);</text:span></text:span></text:p>
            <text:p text:style-name="P6"><text:span text:style-name="Source_20_Text"><text:span text:style-name="T16">domClear(e</text:span></text:span><text:span text:style-name="Source_20_Text"><text:span text:style-name="T17">lement</text:span></text:span><text:span text:style-name="Source_20_Text"><text:span text:style-name="T16">);</text:span></text:span></text:p>
            <text:p text:style-name="P6"><text:span text:style-name="Source_20_Text"><text:span text:style-name="T9">domCreate(type[,properties[,innerHTML]]);</text:span></text:span></text:p>
            <text:p text:style-name="P6"><text:span text:style-name="Source_20_Text"><text:span text:style-name="T9">domCreate(</text:span></text:span><text:bookmark text:name="result_box Copy 1"/><text:span text:style-name="Source_20_Text"><text:span text:style-name="T9">element descriptive object);</text:span></text:span></text:p>
            <text:p text:style-name="P6"><text:span text:style-name="Source_20_Text"><text:span text:style-name="T9">domToElement(</text:span></text:span><text:bookmark text:name="result_box1 Copy 1"/><text:span text:style-name="Source_20_Text"><text:span text:style-name="T9">htmlString);</text:span></text:span></text:p>
            <text:p text:style-name="P6"><text:span text:style-name="Source_20_Text"><text:span text:style-name="T9">domGetCSS(element</text:span></text:span><text:span text:style-name="Source_20_Text"><text:span text:style-name="T18">[</text:span></text:span><text:span text:style-name="Source_20_Text"><text:span text:style-name="T9">,property</text:span></text:span><text:span text:style-name="Source_20_Text"><text:span text:style-name="T19">]</text:span></text:span><text:span text:style-name="Source_20_Text"><text:span text:style-name="T9">);</text:span></text:span></text:p>
            <text:p text:style-name="P6"><text:span text:style-name="Source_20_Text"><text:span text:style-name="T9">domSetCSS(element,property,value);</text:span></text:span></text:p>
            <text:p text:style-name="P6"><text:span text:style-name="Source_20_Text"><text:span text:style-name="T9">domSetCSS(element,properties);</text:span></text:span></text:p>
            <text:p text:style-name="P6"><text:span text:style-name="Source_20_Text"><text:span text:style-name="T9">domFadeIn(element[,duration[,display]]);</text:span></text:span></text:p>
            <text:p text:style-name="P6"><text:span text:style-name="Source_20_Text"><text:span text:style-name="T9">domFadeOut(element[,duration]); </text:span></text:span></text:p>
            <text:p text:style-name="P6"><text:span text:style-name="Source_20_Text"><text:span text:style-name="T9">domFadeToggle(elem</text:span></text:span><text:span text:style-name="Source_20_Text"><text:span text:style-name="T20">ent</text:span></text:span><text:span text:style-name="Source_20_Text"><text:span text:style-name="T9">[,duration[,display]]);</text:span></text:span></text:p>
            <text:p text:style-name="P6"><text:span text:style-name="Source_20_Text"><text:span text:style-name="T9">domShow(element[,display]);</text:span></text:span></text:p>
            <text:p text:style-name="P6"><text:span text:style-name="Source_20_Text"><text:span text:style-name="T9">domHide(e</text:span></text:span><text:span text:style-name="Source_20_Text"><text:span text:style-name="T21">le</text:span></text:span><text:span text:style-name="Source_20_Text"><text:span text:style-name="T22">ment</text:span></text:span><text:span text:style-name="Source_20_Text"><text:span text:style-name="T9">);</text:span></text:span></text:p>
            <text:p text:style-name="P6"><text:span text:style-name="Source_20_Text"><text:span text:style-name="T9">domToggle(element[,display]);</text:span></text:span></text:p>
            <text:p text:style-name="P6"><text:span text:style-name="Source_20_Text"><text:span text:style-name="T9">domIsHidden(element);</text:span></text:span></text:p>
            <text:p text:style-name="P7"><text:span text:style-name="Source_20_Text"><text:span text:style-name="T23">domScrollToTop();</text:span></text:span></text:p>
            <text:p text:style-name="P7"><text:span text:style-name="Source_20_Text"><text:span text:style-name="T24">domScrollToBottom();</text:span></text:span></text:p>
            <text:p text:style-name="P6"><text:span text:style-name="Source_20_Text"><text:span text:style-name="T9">domScrollToElement(element[,top=true]);<text:line-break/>domSiblings(element);</text:span></text:span></text:p>
            <text:p text:style-name="P6"><text:span text:style-name="Source_20_Text"><text:span text:style-name="T9">domSiblingsPrev(element);</text:span></text:span></text:p>
            <text:p text:style-name="P6"><text:span text:style-name="Source_20_Text"><text:span text:style-name="T9">domSiblings</text:span></text:span><text:span text:style-name="Source_20_Text"><text:span text:style-name="T25">Left</text:span></text:span><text:span text:style-name="Source_20_Text"><text:span text:style-name="T9">(element);</text:span></text:span></text:p>
            <text:p text:style-name="P8"><text:span text:style-name="Source_20_Text"><text:span text:style-name="T9">domSiblingsNext(element);</text:span></text:span></text:p>
            <text:p text:style-name="P8"><text:span text:style-name="Source_20_Text"><text:span text:style-name="T9">domSiblings</text:span></text:span><text:span text:style-name="Source_20_Text"><text:span text:style-name="T25">Right</text:span></text:span><text:span text:style-name="Source_20_Text"><text:span text:style-name="T9">(element);</text:span></text:span></text:p>
            <text:p text:style-name="P6"><text:span text:style-name="Source_20_Text"><text:span text:style-name="T26">domGetC</text:span></text:span><text:span text:style-name="Source_20_Text"><text:span text:style-name="T27">SS</text:span></text:span><text:span text:style-name="Source_20_Text"><text:span text:style-name="T26">Var(name);</text:span></text:span></text:p>
            <text:p text:style-name="P6"><text:span text:style-name="Source_20_Text"><text:span text:style-name="T9">domSetC</text:span></text:span><text:span text:style-name="Source_20_Text"><text:span text:style-name="T27">SS</text:span></text:span><text:span text:style-name="Source_20_Text"><text:span text:style-name="T9">Var(</text:span></text:span><text:span text:style-name="Source_20_Text"><text:span text:style-name="T26">n</text:span></text:span><text:span text:style-name="Source_20_Text"><text:span text:style-name="T9">a</text:span></text:span><text:span text:style-name="Source_20_Text"><text:span text:style-name="T26">me</text:span></text:span><text:span text:style-name="Source_20_Text"><text:span text:style-name="T9">,</text:span></text:span><text:span text:style-name="Source_20_Text"><text:span text:style-name="T26">v</text:span></text:span><text:span text:style-name="Source_20_Text"><text:span text:style-name="T9">a</text:span></text:span><text:span text:style-name="Source_20_Text"><text:span text:style-name="T26">lue</text:span></text:span><text:span text:style-name="Source_20_Text"><text:span text:style-name="T9">);</text:span></text:span></text:p>
            <text:p text:style-name="P6"><text:span text:style-name="Source_20_Text"><text:span text:style-name="T9">importScript(script1[,scriptN]);</text:span></text:span></text:p>
            <text:p text:style-name="P6"><text:span text:style-name="Source_20_Text"><text:span text:style-name="T9">importStyle(style1[,styleN]);</text:span></text:span></text:p>
            <text:p text:style-name="P9"><text:span text:style-name="Source_20_Text"><text:span text:style-name="T9">setFullscreenOn(selector</text:span></text:span><text:span text:style-name="Source_20_Text"><text:span text:style-name="T28">);</text:span></text:span></text:p>
            <text:p text:style-name="P9"><text:span text:style-name="Source_20_Text"><text:span text:style-name="T9">setFullscreenOn(element);</text:span></text:span></text:p>
            <text:p text:style-name="P6"><text:span text:style-name="Source_20_Text"><text:span text:style-name="T9">setFullscreenOff();</text:span></text:span></text:p>
            <text:p text:style-name="P10"><text:span text:style-name="Source_20_Text"><text:span text:style-name="T9">getFullscreen();<text:line-break/>form2array(form);</text:span></text:span></text:p>
            <text:p text:style-name="P10"><text:span text:style-name="Source_20_Text"><text:span text:style-name="T9">form2string(form);</text:span></text:span></text:p>
            <text:p text:style-name="P6"><text:span text:style-name="Source_20_Text"><text:span text:style-name="T9">getDoNotTrack();</text:span></text:span></text:p>
            <text:p text:style-name="P10"><text:span text:style-name="Source_20_Text"><text:span text:style-name="T9">getLocation(success[,error]);</text:span></text:span></text:p>
            <text:p text:style-name="P10"><text:span text:style-name="Source_20_Text"><text:span text:style-name="T9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><text:span text:style-name="Source_20_Text"><text:span text:style-name="T29"/></text:span></text:p>
            <text:p text:style-name="P11"><text:span text:style-name="Source_20_Text"><text:span text:style-name="T29">R</text:span></text:span><text:span text:style-name="Source_20_Text"><text:span text:style-name="T9">andomBoolean</text:span></text:span><text:span text:style-name="Source_20_Text"><text:span text:style-name="T11">();</text:span></text:span></text:p>
            <text:p text:style-name="P11"><text:span text:style-name="Source_20_Text"><text:span text:style-name="T11"/></text:span></text:p>
            <text:p text:style-name="P11"><text:span text:style-name="Source_20_Text"><text:span text:style-name="T30">r</text:span></text:span><text:span text:style-name="Source_20_Text"><text:span text:style-name="T11">andomUUIDv7</text:span></text:span><text:span text:style-name="Source_20_Text"><text:span text:style-name="T31">(</text:span></text:span><text:span text:style-name="Source_20_Text"><text:span text:style-name="T32">v4=false</text:span></text:span><text:span text:style-name="Source_20_Text"><text:span text:style-name="T31">);</text:span></text:span></text:p>
            <text:p text:style-name="P12"><text:span text:style-name="Source_20_Text"><text:span text:style-name="T33"/></text:span></text:p>
            <text:p text:style-name="P12"><text:span text:style-name="Source_20_Text"><text:span text:style-name="T33">nanoid([size=21[,alphabet="A-Za-z0-9_-"]]);</text:span></text:span></text:p>
            <text:p text:style-name="P12"><text:span text:style-name="Source_20_Text"><text:span text:style-name="T33"/></text:span></text:p>
            <text:p text:style-name="P11"><text:span text:style-name="Source_20_Text"><text:span text:style-name="T34">timestampID([size=21[,alphabet=</text:span></text:span><text:span text:style-name="Source_20_Text"><text:span text:style-name="T35">"123456789ABCDEFGHJKLMNPQRSTUVWXYZabcdefghijkmnopqrstuvwxyz"</text:span></text:span><text:span text:style-name="Source_20_Text"><text:span text:style-name="T34">]]);</text:span></text:span></text:p>
            <text:p text:style-name="P11"><text:span text:style-name="Source_20_Text"><text:span text:style-name="T34"/></text:span></text:p>
          </table:table-cell>
          <table:covered-table-cell/>
          <table:table-cell table:style-name="Table1.C3" office:value-type="string">
            <text:p text:style-name="P13"><text:span text:style-name="Source_20_Text"><text:span text:style-name="T36"/></text:span></text:p>
            <text:p text:style-name="P14"><text:span text:style-name="Source_20_Text"><text:span text:style-name="T36">BASE16;</text:span></text:span></text:p>
            <text:p text:style-name="P14"><text:span text:style-name="Source_20_Text"><text:span text:style-name="T36">BASE</text:span></text:span><text:span text:style-name="Source_20_Text"><text:span text:style-name="T37">32;</text:span></text:span></text:p>
            <text:p text:style-name="P14"><text:span text:style-name="Source_20_Text"><text:span text:style-name="T37">BASE36;</text:span></text:span></text:p>
            <text:p text:style-name="P14"><text:span text:style-name="Source_20_Text"><text:span text:style-name="T37">BASE58;</text:span></text:span></text:p>
            <text:p text:style-name="P14"><text:span text:style-name="Source_20_Text"><text:span text:style-name="T37">BASE62;</text:span></text:span></text:p>
            <text:p text:style-name="P14"><text:span text:style-name="Source_20_Text"><text:span text:style-name="T38">WORDSAFEALPHABET;</text:span></text:span></text:p>
            <text:p text:style-name="P14"><text:span text:style-name="Source_20_Text"><text:span text:style-name="T38"/></text:span></text:p>
            <text:p text:style-name="P14"><text:span text:style-name="Source_20_Text"><text:span text:style-name="T39">VERSION;</text:span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5"><text:span text:style-name="Source_20_Text"><text:span text:style-name="T9"/></text:span></text:p>
            <text:p text:style-name="P15"><text:span text:style-name="Source_20_Text"><text:span text:style-name="T9">extend([deep,]target,source1[,s</text:span></text:span><text:span text:style-name="Source_20_Text"><text:span text:style-name="T40">ou</text:span></text:span><text:span text:style-name="Source_20_Text"><text:span text:style-name="T9">rc</text:span></text:span><text:span text:style-name="Source_20_Text"><text:span text:style-name="T40">e</text:span></text:span><text:span text:style-name="Source_20_Text"><text:span text:style-name="T9">N]);</text:span></text:span></text:p>
            <text:p text:style-name="P15"><text:span text:style-name="Source_20_Text"><text:span text:style-name="T9"/></text:span></text:p>
            <text:p text:style-name="P15"><text:span text:style-name="Source_20_Text"><text:span text:style-name="T9">sizeIn(o</text:span></text:span><text:span text:style-name="Source_20_Text"><text:span text:style-name="T41">bje</text:span></text:span><text:span text:style-name="Source_20_Text"><text:span text:style-name="T42">ct</text:span></text:span><text:span text:style-name="Source_20_Text"><text:span text:style-name="T9">);</text:span></text:span></text:p>
            <text:p text:style-name="P15"><text:span text:style-name="Source_20_Text"><text:span text:style-name="T9"/></text:span></text:p>
            <text:p text:style-name="P15"><text:span text:style-name="Source_20_Text"><text:span text:style-name="T9">pick(object,keys);</text:span></text:span></text:p>
            <text:p text:style-name="P15"><text:span text:style-name="Source_20_Text"><text:span text:style-name="T43"/></text:span></text:p>
            <text:p text:style-name="P15"><text:span text:style-name="Source_20_Text"><text:span text:style-name="T43">omit</text:span></text:span><text:span text:style-name="Source_20_Text"><text:span text:style-name="T9">(object,keys);</text:span></text:span></text:p>
            <text:p text:style-name="P15"><text:span text:style-name="Source_20_Text"><text:span text:style-name="T44"/></text:span></text:p>
            <text:p text:style-name="P15"><text:span text:style-name="Source_20_Text"><text:span text:style-name="T44">assoc(object,key,value);</text:span></text:span></text:p>
            <text:p text:style-name="P16"><text:span text:style-name="Source_20_Text"><text:span text:style-name="T9"/></text:span></text:p>
            <text:p text:style-name="P16"><text:span text:style-name="Source_20_Text"><text:span text:style-name="T9">getUrlVars([str=location.search]);</text:span></text:span></text:p>
            <text:p text:style-name="P16"><text:span text:style-name="Source_20_Text"><text:span text:style-name="T44"/></text:span></text:p>
            <text:p text:style-name="P16"><text:span text:style-name="Source_20_Text"><text:span text:style-name="T44">obj2string(object);</text:span></text:span></text:p>
            <text:p text:style-name="P16"><text:span text:style-name="Source_20_Text"><text:span text:style-name="T44"/></text:span></text:p>
          </table:table-cell>
          <table:covered-table-cell/>
          <table:table-cell table:style-name="Table1.C4" table:number-rows-spanned="2" office:value-type="string">
            <text:p text:style-name="P17"><text:span text:style-name="Source_20_Text"><text:span text:style-name="T39"/></text:span></text:p>
            <text:p text:style-name="P14"><text:span text:style-name="Source_20_Text"><text:span text:style-name="T9">delay(mi</text:span></text:span><text:span text:style-name="Source_20_Text"><text:span text:style-name="T45">lis</text:span></text:span><text:span text:style-name="Source_20_Text"><text:span text:style-name="T9">e</text:span></text:span><text:span text:style-name="Source_20_Text"><text:span text:style-name="T45">c</text:span></text:span><text:span text:style-name="Source_20_Text"><text:span text:style-name="T9">).then(callback);</text:span></text:span></text:p>
            <text:p text:style-name="P14"><text:span text:style-name="Source_20_Text"><text:span text:style-name="T9"/></text:span></text:p>
            <text:p text:style-name="P14"><text:span text:style-name="Source_20_Text"><text:span text:style-name="T9">bind(</text:span></text:span><text:span text:style-name="Source_20_Text"><text:span text:style-name="T46">function</text:span></text:span><text:span text:style-name="Source_20_Text"><text:span text:style-name="T9">,context);</text:span></text:span></text:p>
            <text:p text:style-name="P14"><text:span text:style-name="Source_20_Text"><text:span text:style-name="T47">unBind</text:span></text:span><text:span text:style-name="Source_20_Text"><text:span text:style-name="T48">(</text:span></text:span><text:span text:style-name="Source_20_Text"><text:span text:style-name="T49">f</text:span></text:span><text:span text:style-name="Source_20_Text"><text:span text:style-name="T50">unction</text:span></text:span><text:span text:style-name="Source_20_Text"><text:span text:style-name="T48">);</text:span></text:span></text:p>
            <text:p text:style-name="P14"><text:span text:style-name="Source_20_Text"><text:span text:style-name="T48"/></text:span></text:p>
            <text:p text:style-name="P14"><text:span text:style-name="Source_20_Text"><text:span text:style-name="T48">curry(function);</text:span></text:span></text:p>
            <text:p text:style-name="P14"><text:span text:style-name="Source_20_Text"><text:span text:style-name="T48"/></text:span></text:p>
            <text:p text:style-name="P14"><text:span text:style-name="Source_20_Text"><text:span text:style-name="T48">compose(function1[,functionN]);</text:span></text:span></text:p>
            <text:p text:style-name="P14"><text:span text:style-name="Source_20_Text"><text:span text:style-name="T48"/></text:span></text:p>
            <text:p text:style-name="P14"><text:span text:style-name="Source_20_Text"><text:span text:style-name="T48">pipe(function1[,functionN]);</text:span></text:span></text:p>
            <text:p text:style-name="P14"><text:span text:style-name="Source_20_Text"><text:span text:style-name="T51"/></text:span></text:p>
            <text:p text:style-name="P14"><text:span text:style-name="Source_20_Text"><text:span text:style-name="T51">once(function);</text:span></text:span></text:p>
            <text:p text:style-name="P14"><text:span text:style-name="Source_20_Text"><text:span text:style-name="T44"/></text:span></text:p>
            <text:p text:style-name="P14"><text:span text:style-name="Source_20_Text"><text:span text:style-name="T44">tap(function): function(</text:span></text:span><text:span text:style-name="Source_20_Text"><text:span text:style-name="T52">value</text:span></text:span><text:span text:style-name="Source_20_Text"><text:span text:style-name="T44">);</text:span></text:span></text:p>
            <text:p text:style-name="P14"><text:span text:style-name="Source_20_Text"><text:span text:style-name="T44"/></text:span></text:p>
          </table:table-cell>
          <table:covered-table-cell table:style-name="Table1.D2"/>
        </table:table-row>
        <table:table-row>
          <table:table-cell table:style-name="Table1.A5" table:number-columns-spanned="2" office:value-type="string">
            <text:p text:style-name="P18"><text:span text:style-name="Source_20_Text"><text:span text:style-name="T33"/></text:span></text:p>
            <text:p text:style-name="P19"><text:span text:style-name="Source_20_Text"><text:span text:style-name="T53">assert(condition[,message</text:span></text:span><text:span text:style-name="Source_20_Text"><text:span text:style-name="T54">|error</text:span></text:span><text:span text:style-name="Source_20_Text"><text:span text:style-name="T53">]);</text:span></text:span></text:p>
          </table:table-cell>
          <table:covered-table-cell/>
          <table:covered-table-cell table:style-name="Table1.C4"/>
          <table:covered-table-cell table:style-name="Table1.D2"/>
        </table:table-row>
      </table:table>
      <text:p text:style-name="P2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1"><text:span text:style-name="Source_20_Text"><text:span text:style-name="T55">Polyfills</text:span></text:span></text:p>
          </table:table-cell>
          <table:table-cell table:style-name="Table5.A1" office:value-type="string">
            <text:p text:style-name="P22"><text:span text:style-name="Source_20_Text"><text:span text:style-name="T56">String API</text:span></text:span></text:p>
          </table:table-cell>
          <table:table-cell table:style-name="Table5.C1" table:number-columns-spanned="2" office:value-type="string">
            <text:p text:style-name="P23"><text:span text:style-name="Source_20_Text"><text:span text:style-name="T56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4"><text:span text:style-name="Source_20_Text"><text:span text:style-name="T57"/></text:span></text:p>
            <text:p text:style-name="P25"><text:a xlink:type="simple" xlink:href="https://developer.mozilla.org/en-US/docs/Web/API/Crypto/randomUUID" text:style-name="Internet_20_link" text:visited-style-name="Visited_20_Internet_20_Link"><text:span text:style-name="Source_20_Text"><text:span text:style-name="T36">crypto.randomUUID();</text:span></text:span></text:a></text:p>
            <text:p text:style-name="P26"><text:span text:style-name="Source_20_Text"><text:span text:style-name="T36"/></text:span></text:p>
            <text:p text:style-name="P26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58">Error.isError();</text:span></text:span></text:a></text:p>
            <text:p text:style-name="P26"><text:span text:style-name="Source_20_Text"><text:span text:style-name="T36"/></text:span></text:p>
            <text:p text:style-name="P26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59">globalThis;</text:span></text:span></text:a></text:p>
            <text:p text:style-name="P26"><text:span text:style-name="Source_20_Text"><text:span text:style-name="T36"/></text:span></text:p>
            <text:p text:style-name="P2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59">Math.sumPrecise();</text:span></text:span></text:a></text:p>
            <text:p text:style-name="P26"><text:span text:style-name="Source_20_Text"><text:span text:style-name="T36"/></text:span></text:p>
            <text:p text:style-name="P25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0">globalThis.AsyncFunction();</text:span></text:span></text:a></text:p>
            <text:p text:style-name="P25"><text:span text:style-name="Source_20_Text"><text:span text:style-name="T60"/></text:span></text:p>
            <text:p text:style-name="P25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61">global</text:span></text:span><text:span text:style-name="Source_20_Text"><text:span text:style-name="T62">this</text:span></text:span><text:span text:style-name="Source_20_Text"><text:span text:style-name="T60">.AsyncGeneratorFunction();</text:span></text:span></text:a></text:p>
            <text:p text:style-name="P27"/>
            <text:p text:style-name="P2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63">globalThis.GeneratorFunction();</text:span></text:span></text:a></text:p>
          </table:table-cell>
          <table:table-cell table:style-name="Table5.B2" office:value-type="string">
            <text:p text:style-name="P28"><text:span text:style-name="Source_20_Text"><text:span text:style-name="T9"/></text:span></text:p>
            <text:p text:style-name="P28"><text:span text:style-name="Source_20_Text"><text:span text:style-name="T9">b64Decode(s</text:span></text:span><text:span text:style-name="Source_20_Text"><text:span text:style-name="T21">tri</text:span></text:span><text:span text:style-name="Source_20_Text"><text:span text:style-name="T64">ng</text:span></text:span><text:span text:style-name="Source_20_Text"><text:span text:style-name="T9">);</text:span></text:span></text:p>
            <text:p text:style-name="P28"><text:span text:style-name="Source_20_Text"><text:span text:style-name="T9">b64Encode(string);</text:span></text:span></text:p>
            <text:p text:style-name="P28"><text:span text:style-name="Source_20_Text"><text:span text:style-name="T9"/></text:span></text:p>
            <text:p text:style-name="P28"><text:span text:style-name="Source_20_Text"><text:span text:style-name="T9">strCodePoints(s</text:span></text:span><text:span text:style-name="Source_20_Text"><text:span text:style-name="T65">t</text:span></text:span><text:span text:style-name="Source_20_Text"><text:span text:style-name="T53">ring</text:span></text:span><text:span text:style-name="Source_20_Text"><text:span text:style-name="T9">);</text:span></text:span></text:p>
            <text:p text:style-name="P28"><text:span text:style-name="Source_20_Text"><text:span text:style-name="T9">strFromCodePoints(i</text:span></text:span><text:span text:style-name="Source_20_Text"><text:span text:style-name="T66">terator</text:span></text:span><text:span text:style-name="Source_20_Text"><text:span text:style-name="T9">);</text:span></text:span></text:p>
            <text:p text:style-name="P28"><text:span text:style-name="Source_20_Text"><text:span text:style-name="T9"/></text:span></text:p>
            <text:p text:style-name="P28"><text:span text:style-name="Source_20_Text"><text:span text:style-name="T9">strAt(s</text:span></text:span><text:span text:style-name="Source_20_Text"><text:span text:style-name="T67">tri</text:span></text:span><text:span text:style-name="Source_20_Text"><text:span text:style-name="T68">ng</text:span></text:span><text:span text:style-name="Source_20_Text"><text:span text:style-name="T9">,index[,newChar]);</text:span></text:span></text:p>
            <text:p text:style-name="P28"><text:span text:style-name="Source_20_Text"><text:span text:style-name="T9"/></text:span></text:p>
            <text:p text:style-name="P28"><text:span text:style-name="Source_20_Text"><text:span text:style-name="T9">strCount</text:span></text:span><text:span text:style-name="Source_20_Text"><text:span text:style-name="T69">(string, substring);</text:span></text:span></text:p>
            <text:p text:style-name="P28"><text:span text:style-name="Source_20_Text"><text:span text:style-name="T9"/></text:span></text:p>
            <text:p text:style-name="P28"><text:span text:style-name="Source_20_Text"><text:span text:style-name="T9">strSplice(</text:span></text:span><text:span text:style-name="Source_20_Text"><text:span text:style-name="T70">str</text:span></text:span><text:span text:style-name="Source_20_Text"><text:span text:style-name="T9">,index,count[,add</text:span></text:span><text:span text:style-name="Source_20_Text"><text:span text:style-name="T71">]);</text:span></text:span></text:p>
            <text:p text:style-name="P28"><text:span text:style-name="Source_20_Text"><text:span text:style-name="T72"/></text:span></text:p>
            <text:p text:style-name="P28"><text:span text:style-name="Source_20_Text"><text:span text:style-name="T72">strTruncate(st</text:span></text:span><text:span text:style-name="Source_20_Text"><text:span text:style-name="T53">ring</text:span></text:span><text:span text:style-name="Source_20_Text"><text:span text:style-name="T72">);</text:span></text:span></text:p>
            <text:p text:style-name="P28"><text:span text:style-name="Source_20_Text"><text:span text:style-name="T9"/></text:span></text:p>
            <text:p text:style-name="P28"><text:span text:style-name="Source_20_Text"><text:span text:style-name="T9">strReverse(s</text:span></text:span><text:span text:style-name="Source_20_Text"><text:span text:style-name="T73">t</text:span></text:span><text:span text:style-name="Source_20_Text"><text:span text:style-name="T74">ring</text:span></text:span><text:span text:style-name="Source_20_Text"><text:span text:style-name="T9">);</text:span></text:span></text:p>
            <text:p text:style-name="P28"><text:span text:style-name="Source_20_Text"><text:span text:style-name="T72"/></text:span></text:p>
            <text:p text:style-name="P28"><text:span text:style-name="Source_20_Text"><text:span text:style-name="T9">strUpFirst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9">);</text:span></text:span></text:p>
            <text:p text:style-name="P28"><text:span text:style-name="Source_20_Text"><text:span text:style-name="T9">strDownFirst(s</text:span></text:span><text:span text:style-name="Source_20_Text"><text:span text:style-name="T76">tri</text:span></text:span><text:span text:style-name="Source_20_Text"><text:span text:style-name="T46">ng</text:span></text:span><text:span text:style-name="Source_20_Text"><text:span text:style-name="T9">);</text:span></text:span></text:p>
            <text:p text:style-name="P28"><text:span text:style-name="Source_20_Text"><text:span text:style-name="T9">strCapitaliz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9">);</text:span></text:span></text:p>
            <text:p text:style-name="P28"><text:span text:style-name="Source_20_Text"><text:span text:style-name="T9">strProper</text:span></text:span><text:span text:style-name="Source_20_Text"><text:span text:style-name="T77">c</text:span></text:span><text:span text:style-name="Source_20_Text"><text:span text:style-name="T9">as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9">);</text:span></text:span></text:p>
            <text:p text:style-name="P28"><text:span text:style-name="Source_20_Text"><text:span text:style-name="T78">s</text:span></text:span><text:span text:style-name="Source_20_Text"><text:span text:style-name="T9">tr</text:span></text:span><text:span text:style-name="Source_20_Text"><text:span text:style-name="T79">T</text:span></text:span><text:span text:style-name="Source_20_Text"><text:span text:style-name="T80">itle</text:span></text:span><text:span text:style-name="Source_20_Text"><text:span text:style-name="T77">c</text:span></text:span><text:span text:style-name="Source_20_Text"><text:span text:style-name="T9">as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9">);</text:span></text:span></text:p>
            <text:p text:style-name="P28"><text:span text:style-name="Source_20_Text"><text:span text:style-name="T9"/></text:span></text:p>
            <text:p text:style-name="P28"><text:span text:style-name="Source_20_Text"><text:span text:style-name="T9">strHTMLEscap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9">);</text:span></text:span></text:p>
            <text:p text:style-name="P28"><text:span text:style-name="Source_20_Text"><text:span text:style-name="T9">str</text:span></text:span><text:span text:style-name="Source_20_Text"><text:span text:style-name="T81">HTML</text:span></text:span><text:span text:style-name="Source_20_Text"><text:span text:style-name="T9">RemoveTags(string);</text:span></text:span></text:p>
            <text:p text:style-name="P28"><text:span text:style-name="Source_20_Text"><text:span text:style-name="T9">strHTML</text:span></text:span><text:span text:style-name="Source_20_Text"><text:span text:style-name="T82">Un</text:span></text:span><text:span text:style-name="Source_20_Text"><text:span text:style-name="T9">Escape(s</text:span></text:span><text:span text:style-name="Source_20_Text"><text:span text:style-name="T75">tri</text:span></text:span><text:span text:style-name="Source_20_Text"><text:span text:style-name="T74">ng</text:span></text:span><text:span text:style-name="Source_20_Text"><text:span text:style-name="T9">);</text:span></text:span></text:p>
          </table:table-cell>
          <table:table-cell table:style-name="Table5.C2" office:value-type="string">
            <text:p text:style-name="P29"><text:span text:style-name="Source_20_Text"><text:span text:style-name="T53"/></text:span></text:p>
            <text:p text:style-name="P30">sum(value1[,valueN]);</text:p>
            <text:p text:style-name="P30">avg(value1[,valueN]);</text:p>
            <text:p text:style-name="P30">product(value1[,valN]);</text:p>
            <text:p text:style-name="P30"/>
            <text:p text:style-name="P30">clamp(value,min,max);</text:p>
            <text:p text:style-name="P30"><text:span text:style-name="T83">minmax</text:span>(value,min,max);</text:p>
            <text:p text:style-name="P31"><text:span text:style-name="Source_20_Text"><text:span text:style-name="T9">inRange(value,min,max);</text:span></text:span></text:p>
            <text:p text:style-name="P31"><text:span text:style-name="Source_20_Text"><text:span text:style-name="T84"/></text:span></text:p>
            <text:p text:style-name="P31"><text:span text:style-name="Source_20_Text"><text:span text:style-name="T84">signbit(value);</text:span></text:span></text:p>
            <text:p text:style-name="P31"><text:span text:style-name="Source_20_Text"><text:span text:style-name="T9"/></text:span></text:p>
            <text:p text:style-name="P31"><text:span text:style-name="Source_20_Text"><text:span text:style-name="T9">randomInt([max]);</text:span></text:span></text:p>
            <text:p text:style-name="P31"><text:span text:style-name="Source_20_Text"><text:span text:style-name="T9">randomInt(min,max);</text:span></text:span></text:p>
            <text:p text:style-name="P31"><text:span text:style-name="Source_20_Text"><text:span text:style-name="T9"/></text:span></text:p>
            <text:p text:style-name="P31"><text:span text:style-name="Source_20_Text"><text:span text:style-name="T9">randomFloat([max]);</text:span></text:span></text:p>
            <text:p text:style-name="P31"><text:span text:style-name="Source_20_Text"><text:span text:style-name="T85">randomFloat(min,max);</text:span></text:span></text:p>
            <text:p text:style-name="P31"><text:span text:style-name="Source_20_Text"><text:span text:style-name="T85"/></text:span></text:p>
            <text:p text:style-name="P32">add(value1,value2);</text:p>
            <text:p text:style-name="P33"><text:span text:style-name="Source_20_Text"><text:span text:style-name="T86">sub</text:span></text:span><text:span text:style-name="Source_20_Text"><text:span text:style-name="T87">(value1,value2);</text:span></text:span></text:p>
            <text:p text:style-name="P33"><text:span text:style-name="Source_20_Text"><text:span text:style-name="T86">mul</text:span></text:span><text:span text:style-name="Source_20_Text"><text:span text:style-name="T87">(value1,value2);</text:span></text:span></text:p>
            <text:p text:style-name="P33"><text:span text:style-name="Source_20_Text"><text:span text:style-name="T86">div</text:span></text:span><text:span text:style-name="Source_20_Text"><text:span text:style-name="T87">(value1,value2);</text:span></text:span></text:p>
            <text:p text:style-name="P33"><text:span text:style-name="Source_20_Text"><text:span text:style-name="T88"/></text:span></text:p>
            <text:p text:style-name="P33"><text:span text:style-name="Source_20_Text"><text:span text:style-name="T87">divMo</text:span></text:span><text:span text:style-name="Source_20_Text"><text:span text:style-name="T86">d</text:span></text:span><text:span text:style-name="Source_20_Text"><text:span text:style-name="T87">(value1,value2);</text:span></text:span></text:p>
            <text:p text:style-name="P33"><text:span text:style-name="Source_20_Text"><text:span text:style-name="T86">mod</text:span></text:span><text:span text:style-name="Source_20_Text"><text:span text:style-name="T87">(value1,value2);</text:span></text:span></text:p>
            <text:p text:style-name="P34"><text:span text:style-name="Source_20_Text"><text:span text:style-name="T89"/></text:span></text:p>
            <text:p text:style-name="P34"><text:span text:style-name="Source_20_Text"><text:span text:style-name="T89">pow(base, power);</text:span></text:span></text:p>
            <text:p text:style-name="P33"><text:span text:style-name="Source_20_Text"><text:span text:style-name="T85"/></text:span></text:p>
          </table:table-cell>
          <table:table-cell table:style-name="Table5.D2" office:value-type="string">
            <text:p text:style-name="P35"/>
            <text:p text:style-name="P35">isEven(value);</text:p>
            <text:p text:style-name="P35">isOdd(valu<text:span text:style-name="T90">e</text:span>);</text:p>
            <text:p text:style-name="P36">isInt8(value);</text:p>
            <text:p text:style-name="P36">isInt16(value);</text:p>
            <text:p text:style-name="P37">isInt32(value);</text:p>
            <text:p text:style-name="P36">isUInt32(value);</text:p>
            <text:p text:style-name="P36">isUInt8(value);</text:p>
            <text:p text:style-name="P36">isUInt16(value);</text:p>
            <text:p text:style-name="P36">isBigInt64(value);</text:p>
            <text:p text:style-name="P38"><text:span text:style-name="T91">i</text:span><text:span text:style-name="T92">s</text:span>BigUInt64(value);</text:p>
            <text:p text:style-name="P38"><text:span text:style-name="T92">is</text:span>Float<text:span text:style-name="T93">16</text:span>(value);</text:p>
            <text:p text:style-name="P39"><text:span text:style-name="Source_20_Text"><text:span text:style-name="T84">isFloa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84">);</text:span></text:span></text:p>
            <text:p text:style-name="P39"><text:span text:style-name="Source_20_Text"><text:span text:style-name="T84"/></text:span></text:p>
            <text:p text:style-name="P39"><text:span text:style-name="Source_20_Text"><text:span text:style-name="T96">toInteger(valu</text:span></text:span><text:span text:style-name="Source_20_Text"><text:span text:style-name="T97">e</text:span></text:span><text:span text:style-name="Source_20_Text"><text:span text:style-name="T96">);</text:span></text:span></text:p>
            <text:p text:style-name="P40"><text:span text:style-name="Source_20_Text"><text:span text:style-name="T98">toIntegerOrInfinity(</text:span></text:span><text:span text:style-name="Source_20_Text"><text:span text:style-name="T99">val</text:span></text:span><text:span text:style-name="Source_20_Text"><text:span text:style-name="T98">);</text:span></text:span></text:p>
            <text:p text:style-name="P35"><text:span text:style-name="T100">t</text:span><text:span text:style-name="T101">oInt8(value);</text:span></text:p>
            <text:p text:style-name="P38">toInt16(value);</text:p>
            <text:p text:style-name="P38">toInt32(value);</text:p>
            <text:p text:style-name="P38">toUInt8(value);</text:p>
            <text:p text:style-name="P38">toUInt<text:span text:style-name="T102">1</text:span>6(value);</text:p>
            <text:p text:style-name="P38">toUInt32(value;</text:p>
            <text:p text:style-name="P38">toBigInt64(value);</text:p>
            <text:p text:style-name="P38">toBigUInt64(value);</text:p>
            <text:p text:style-name="P38"><text:span text:style-name="T102">toFloat</text:span><text:span text:style-name="T92">16</text:span><text:span text:style-name="T102">(value);</text:span></text:p>
            <text:p text:style-name="P36"><text:span text:style-name="Source_20_Text"><text:span text:style-name="T56">toFloat32(value);</text:span></text:span></text:p>
            <text:p text:style-name="P36"><text:span text:style-name="Source_20_Text"><text:span text:style-name="T103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41"><text:span text:style-name="Source_20_Text"><text:span text:style-name="T104">Cookie </text:span></text:span><text:span text:style-name="Source_20_Text"><text:span text:style-name="T105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1"><text:span text:style-name="Source_20_Text"><text:span text:style-name="T9">getCookie([name]);</text:span></text:span></text:p>
            <text:p text:style-name="P31"><text:span text:style-name="Source_20_Text"><text:span text:style-name="T10">h</text:span></text:span><text:span text:style-name="Source_20_Text"><text:span text:style-name="T9">asCookie(name);</text:span></text:span></text:p>
            <text:p text:style-name="P31"><text:span text:style-name="Source_20_Text"><text:span text:style-name="T9">setCookie(name,value[,hours</text:span></text:span><text:span text:style-name="Source_20_Text"><text:span text:style-name="T85">=8760</text:span></text:span><text:span text:style-name="Source_20_Text"><text:span text:style-name="T9">[,path</text:span></text:span><text:span text:style-name="Source_20_Text"><text:span text:style-name="T85">="/"</text:span></text:span><text:span text:style-name="Source_20_Text"><text:span text:style-name="T9">[,domain[,secure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9">[,HttpOnly]]]]]]);</text:span></text:span></text:p>
            <text:p text:style-name="P31"><text:span text:style-name="Source_20_Text"><text:span text:style-name="T9">setCookie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  <text:p text:style-name="P31"><text:span text:style-name="Source_20_Text"><text:span text:style-name="T9">removeCookie(name[,path</text:span></text:span><text:span text:style-name="Source_20_Text"><text:span text:style-name="T85">="/"</text:span></text:span><text:span text:style-name="Source_20_Text"><text:span text:style-name="T9">[,domain[,secure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9">[,HttpOnly]]]]]);</text:span></text:span></text:p>
            <text:p text:style-name="P31"><text:span text:style-name="Source_20_Text"><text:span text:style-name="T9">removeCookie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  <text:p text:style-name="P31"><text:span text:style-name="Source_20_Text"><text:span text:style-name="T53">clearCookies([path</text:span></text:span><text:span text:style-name="Source_20_Text"><text:span text:style-name="T85">="/"</text:span></text:span><text:span text:style-name="Source_20_Text"><text:span text:style-name="T53">[,domain[,</text:span></text:span><text:span text:style-name="Source_20_Text"><text:span text:style-name="T109">sec</text:span></text:span><text:span text:style-name="Source_20_Text"><text:span text:style-name="T53">[,SameSite</text:span></text:span><text:span text:style-name="Source_20_Text"><text:span text:style-name="T85">=</text:span></text:span><text:span text:style-name="Source_20_Text"><text:span text:style-name="T106">"Lax"</text:span></text:span><text:span text:style-name="Source_20_Text"><text:span text:style-name="T53">[,HttpOnly]]]]]);</text:span></text:span></text:p>
            <text:p text:style-name="P31"><text:span text:style-name="Source_20_Text"><text:span text:style-name="T53">clearCookies</text:span></text:span><text:span text:style-name="Source_20_Text"><text:span text:style-name="T85">(Options obje</text:span></text:span><text:span text:style-name="Source_20_Text"><text:span text:style-name="T107">ct: </text:span></text:span><text:span text:style-name="Source_20_Text"><text:span text:style-name="T108">properties are the same as the parameters</text:span></text:span><text:span text:style-name="Source_20_Text"><text:span text:style-name="T85">);</text:span></text:span></text:p>
          </table:table-cell>
          <table:covered-table-cell/>
          <table:covered-table-cell/>
          <table:covered-table-cell/>
        </table:table-row>
      </table:table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3"><text:span text:style-name="Source_20_Text"><text:span text:style-name="T110">Collections </text:span></text:span><text:span text:style-name="Source_20_Text"><text:span text:style-name="T111">API</text:span></text:span></text:p>
          </table:table-cell>
          <table:covered-table-cell/>
          <table:table-cell table:style-name="Table4.C1" office:value-type="string">
            <text:p text:style-name="P44">Type API</text:p>
          </table:table-cell>
        </table:table-row>
        <table:table-row>
          <table:table-cell table:style-name="Table4.A2" office:value-type="string">
            <text:p text:style-name="P45"><text:span text:style-name="Source_20_Text"><text:span text:style-name="T112">castArray</text:span></text:span><text:span text:style-name="Source_20_Text"><text:span text:style-name="T113">(value);</text:span></text:span></text:p>
            <text:p text:style-name="P45"><text:span text:style-name="Source_20_Text"><text:span text:style-name="T59">arrayDeepClone(array);</text:span></text:span></text:p>
            <text:p text:style-name="P45"><text:span text:style-name="Source_20_Text"><text:span text:style-name="T59">arrayMerge(target,so</text:span></text:span><text:span text:style-name="Source_20_Text"><text:span text:style-name="T114">ur</text:span></text:span><text:span text:style-name="Source_20_Text"><text:span text:style-name="T115">c</text:span></text:span><text:span text:style-name="Source_20_Text"><text:span text:style-name="T59">e</text:span></text:span><text:span text:style-name="Source_20_Text"><text:span text:style-name="T114">1</text:span></text:span><text:span text:style-name="Source_20_Text"><text:span text:style-name="T59">[,</text:span></text:span><text:span text:style-name="Source_20_Text"><text:span text:style-name="T115">s</text:span></text:span><text:span text:style-name="Source_20_Text"><text:span text:style-name="T114">ou</text:span></text:span><text:span text:style-name="Source_20_Text"><text:span text:style-name="T115">r</text:span></text:span><text:span text:style-name="Source_20_Text"><text:span text:style-name="T114">ce</text:span></text:span><text:span text:style-name="Source_20_Text"><text:span text:style-name="T59">N]);</text:span></text:span></text:p>
            <text:p text:style-name="P45"><text:span text:style-name="Source_20_Text"><text:span text:style-name="T116">arrayAdd</text:span></text:span><text:span text:style-name="Source_20_Text"><text:span text:style-name="T59">(array,value);</text:span></text:span></text:p>
            <text:p text:style-name="P45"><text:span text:style-name="Source_20_Text"><text:span text:style-name="T59">arrayClear(array); </text:span></text:span></text:p>
            <text:p text:style-name="P45"><text:span text:style-name="Source_20_Text"><text:span text:style-name="T117">arrayRemove(array,value[,all </text:span></text:span><text:span text:style-name="Source_20_Text"><text:span text:style-name="T118">= false</text:span></text:span><text:span text:style-name="Source_20_Text"><text:span text:style-name="T117">]);</text:span></text:span></text:p>
            <text:p text:style-name="P45"><text:span text:style-name="Source_20_Text"><text:span text:style-name="T117">arrayRemove</text:span></text:span><text:span text:style-name="Source_20_Text"><text:span text:style-name="T119">By</text:span></text:span><text:span text:style-name="Source_20_Text"><text:span text:style-name="T117">(array,c</text:span></text:span><text:span text:style-name="Source_20_Text"><text:span text:style-name="T119">allback</text:span></text:span><text:span text:style-name="Source_20_Text"><text:span text:style-name="T117">[,all</text:span></text:span><text:span text:style-name="Source_20_Text"><text:span text:style-name="T118">=false</text:span></text:span><text:span text:style-name="Source_20_Text"><text:span text:style-name="T117">]);</text:span></text:span></text:p>
            <text:p text:style-name="P46"><text:span text:style-name="Source_20_Text"><text:span text:style-name="T113"/></text:span></text:p>
            <text:p text:style-name="P47"><text:span text:style-name="Source_20_Text"><text:span text:style-name="T120">arrayRange([start=0[,end = </text:span></text:span><text:span text:style-name="Source_20_Text"><text:span text:style-name="T121">99</text:span></text:span><text:span text:style-name="Source_20_Text"><text:span text:style-name="T120">[,step = 1]]]);</text:span></text:span></text:p>
            <text:p text:style-name="P48"><text:span text:style-name="Source_20_Text"><text:span text:style-name="T36">arrayCycle(i</text:span></text:span><text:span text:style-name="Source_20_Text"><text:span text:style-name="T122">terator</text:span></text:span><text:span text:style-name="Source_20_Text"><text:span text:style-name="T36">[,n </text:span></text:span><text:span text:style-name="Source_20_Text"><text:span text:style-name="T123">= 100</text:span></text:span><text:span text:style-name="Source_20_Text"><text:span text:style-name="T36">]);</text:span></text:span></text:p>
            <text:p text:style-name="P48"><text:span text:style-name="Source_20_Text"><text:span text:style-name="T124">arrayRepeat(value[,n </text:span></text:span><text:span text:style-name="Source_20_Text"><text:span text:style-name="T125">= 100</text:span></text:span><text:span text:style-name="Source_20_Text"><text:span text:style-name="T124">]);</text:span></text:span></text:p>
            <text:p text:style-name="P48"><text:span text:style-name="Source_20_Text"><text:span text:style-name="T124"/></text:span></text:p>
            <text:p text:style-name="P49"><text:span text:style-name="Source_20_Text"><text:span text:style-name="T126">iterRange([start=0[,step=1[,end=Infinity]]]);</text:span></text:span></text:p>
            <text:p text:style-name="P49"><text:span text:style-name="Source_20_Text"><text:span text:style-name="T126">iterCycle(iter</text:span></text:span><text:span text:style-name="Source_20_Text"><text:span text:style-name="T127">ator</text:span></text:span><text:span text:style-name="Source_20_Text"><text:span text:style-name="T126">[,n </text:span></text:span><text:span text:style-name="Source_20_Text"><text:span text:style-name="T128">= Infinity</text:span></text:span><text:span text:style-name="Source_20_Text"><text:span text:style-name="T126">]);</text:span></text:span></text:p>
            <text:p text:style-name="P49"><text:span text:style-name="Source_20_Text"><text:span text:style-name="T36">iterRepeat(value[,n </text:span></text:span><text:span text:style-name="Source_20_Text"><text:span text:style-name="T128">= Infinity</text:span></text:span><text:span text:style-name="Source_20_Text"><text:span text:style-name="T36">]);</text:span></text:span></text:p>
            <text:p text:style-name="P50"><text:span text:style-name="Source_20_Text"><text:span text:style-name="T129"/></text:span></text:p>
            <text:p text:style-name="P51"><text:span text:style-name="Source_20_Text"><text:span text:style-name="T130">count</text:span></text:span><text:span text:style-name="Source_20_Text"><text:span text:style-name="T131">(i</text:span></text:span><text:span text:style-name="Source_20_Text"><text:span text:style-name="T122">terator</text:span></text:span><text:span text:style-name="Source_20_Text"><text:span text:style-name="T131">,callback);</text:span></text:span></text:p>
            <text:p text:style-name="P50"><text:span text:style-name="Source_20_Text"><text:span text:style-name="T129"/></text:span></text:p>
            <text:p text:style-name="P52"><text:span text:style-name="Source_20_Text"><text:span text:style-name="T113">compact</text:span></text:span><text:span text:style-name="Source_20_Text"><text:span text:style-name="T112">(iterator);</text:span></text:span></text:p>
            <text:p text:style-name="P50"><text:span text:style-name="Source_20_Text"><text:span text:style-name="T129"/></text:span></text:p>
            <text:p text:style-name="P50"><text:span text:style-name="Source_20_Text"><text:span text:style-name="T129">unique(iterator[,resolver]);</text:span></text:span></text:p>
            <text:p text:style-name="P50"><text:span text:style-name="Source_20_Text"><text:span text:style-name="T129"/></text:span></text:p>
            <text:p text:style-name="P50"><text:span text:style-name="Source_20_Text"><text:span text:style-name="T126">slice(i</text:span></text:span><text:span text:style-name="Source_20_Text"><text:span text:style-name="T122">terator</text:span></text:span><text:span text:style-name="Source_20_Text"><text:span text:style-name="T126">[,begin=0[,end = Infinity]]);</text:span></text:span></text:p>
            <text:p text:style-name="P50"><text:span text:style-name="Source_20_Text"><text:span text:style-name="T126"/></text:span></text:p>
            <text:p text:style-name="P53"><text:span text:style-name="Source_20_Text"><text:span text:style-name="T126">withOut(i</text:span></text:span><text:span text:style-name="Source_20_Text"><text:span text:style-name="T122">terator</text:span></text:span><text:span text:style-name="Source_20_Text"><text:span text:style-name="T126">,filter</text:span></text:span><text:span text:style-name="Source_20_Text"><text:span text:style-name="T122">Iterator</text:span></text:span><text:span text:style-name="Source_20_Text"><text:span text:style-name="T126">);</text:span></text:span></text:p>
            <text:p text:style-name="P53"><text:span text:style-name="Source_20_Text"><text:span text:style-name="T126"/></text:span></text:p>
            <text:p text:style-name="P54"><text:span text:style-name="Source_20_Text"><text:span text:style-name="T36">reduce(i</text:span></text:span><text:span text:style-name="Source_20_Text"><text:span text:style-name="T122">terator</text:span></text:span><text:span text:style-name="Source_20_Text"><text:span text:style-name="T36">,callback[,initialvalue]);</text:span></text:span></text:p>
            <text:p text:style-name="P54"><text:span text:style-name="Source_20_Text"><text:span text:style-name="T36"/></text:span></text:p>
            <text:p text:style-name="P54"><text:span text:style-name="Source_20_Text"><text:span text:style-name="T36">take(i</text:span></text:span><text:span text:style-name="Source_20_Text"><text:span text:style-name="T122">terator</text:span></text:span><text:span text:style-name="Source_20_Text"><text:span text:style-name="T36">[,n </text:span></text:span><text:span text:style-name="Source_20_Text"><text:span text:style-name="T132">= 1</text:span></text:span><text:span text:style-name="Source_20_Text"><text:span text:style-name="T36">]);</text:span></text:span></text:p>
            <text:p text:style-name="P54"><text:span text:style-name="Source_20_Text"><text:span text:style-name="T36">takeWhile(i</text:span></text:span><text:span text:style-name="Source_20_Text"><text:span text:style-name="T122">terator</text:span></text:span><text:span text:style-name="Source_20_Text"><text:span text:style-name="T36">,callback);</text:span></text:span></text:p>
            <text:p text:style-name="P54"><text:span text:style-name="Source_20_Text"><text:span text:style-name="T36">takeRight(i</text:span></text:span><text:span text:style-name="Source_20_Text"><text:span text:style-name="T122">terator</text:span></text:span><text:span text:style-name="Source_20_Text"><text:span text:style-name="T36">[,n </text:span></text:span><text:span text:style-name="Source_20_Text"><text:span text:style-name="T132">= 1</text:span></text:span><text:span text:style-name="Source_20_Text"><text:span text:style-name="T36">]);</text:span></text:span></text:p>
            <text:p text:style-name="P54"><text:span text:style-name="Source_20_Text"><text:span text:style-name="T36">takeRightWhile(i</text:span></text:span><text:span text:style-name="Source_20_Text"><text:span text:style-name="T122">terator</text:span></text:span><text:span text:style-name="Source_20_Text"><text:span text:style-name="T36">,callback);</text:span></text:span></text:p>
            <text:p text:style-name="P54"><text:span text:style-name="Source_20_Text"><text:span text:style-name="T36"/></text:span></text:p>
            <text:p text:style-name="P54"><text:span text:style-name="Source_20_Text"><text:span text:style-name="T36">drop(i</text:span></text:span><text:span text:style-name="Source_20_Text"><text:span text:style-name="T122">terator</text:span></text:span><text:span text:style-name="Source_20_Text"><text:span text:style-name="T36">[,n </text:span></text:span><text:span text:style-name="Source_20_Text"><text:span text:style-name="T132">= 1</text:span></text:span><text:span text:style-name="Source_20_Text"><text:span text:style-name="T36">]);</text:span></text:span><text:span text:style-name="Source_20_Text"><text:span text:style-name="T133"> </text:span></text:span></text:p>
            <text:p text:style-name="P54"><text:span text:style-name="Source_20_Text"><text:span text:style-name="T36">dropWhile(i</text:span></text:span><text:span text:style-name="Source_20_Text"><text:span text:style-name="T122">terator</text:span></text:span><text:span text:style-name="Source_20_Text"><text:span text:style-name="T36">,callback);</text:span></text:span></text:p>
            <text:p text:style-name="P54"><text:span text:style-name="Source_20_Text"><text:span text:style-name="T36">dropRight(i</text:span></text:span><text:span text:style-name="Source_20_Text"><text:span text:style-name="T122">terator</text:span></text:span><text:span text:style-name="Source_20_Text"><text:span text:style-name="T36">[,n </text:span></text:span><text:span text:style-name="Source_20_Text"><text:span text:style-name="T132">= 1</text:span></text:span><text:span text:style-name="Source_20_Text"><text:span text:style-name="T36">]);</text:span></text:span></text:p>
            <text:p text:style-name="P54"><text:span text:style-name="Source_20_Text"><text:span text:style-name="T36">dropRightWhile(i</text:span></text:span><text:span text:style-name="Source_20_Text"><text:span text:style-name="T122">terator</text:span></text:span><text:span text:style-name="Source_20_Text"><text:span text:style-name="T36">,callback);</text:span></text:span></text:p>
          </table:table-cell>
          <table:table-cell table:style-name="Table4.B2" office:value-type="string">
            <text:p text:style-name="P53"><text:span text:style-name="Source_20_Text"><text:span text:style-name="T124">forEach</text:span></text:span><text:span text:style-name="Source_20_Text"><text:span text:style-name="T126">(i</text:span></text:span><text:span text:style-name="Source_20_Text"><text:span text:style-name="T122">terator</text:span></text:span><text:span text:style-name="Source_20_Text"><text:span text:style-name="T126">,callback);</text:span></text:span></text:p>
            <text:p text:style-name="P55"><text:span text:style-name="Source_20_Text"><text:span text:style-name="T134">map(i</text:span></text:span><text:span text:style-name="Source_20_Text"><text:span text:style-name="T135">terator</text:span></text:span><text:span text:style-name="Source_20_Text"><text:span text:style-name="T134">,callback);</text:span></text:span></text:p>
            <text:p text:style-name="P54"><text:span text:style-name="Source_20_Text"><text:span text:style-name="T126">enumerate(i</text:span></text:span><text:span text:style-name="Source_20_Text"><text:span text:style-name="T122">terator</text:span></text:span><text:span text:style-name="Source_20_Text"><text:span text:style-name="T126">[,offset = 0]);</text:span></text:span></text:p>
            <text:p text:style-name="P54"><text:span text:style-name="Source_20_Text"><text:span text:style-name="T36">size(</text:span></text:span><text:span text:style-name="Source_20_Text"><text:span text:style-name="T136">collection</text:span></text:span><text:span text:style-name="Source_20_Text"><text:span text:style-name="T36">);</text:span></text:span></text:p>
            <text:p text:style-name="P56"><text:span text:style-name="Source_20_Text"><text:span text:style-name="T137"/></text:span></text:p>
            <text:p text:style-name="P54"><text:span text:style-name="Source_20_Text"><text:span text:style-name="T36">every(i</text:span></text:span><text:span text:style-name="Source_20_Text"><text:span text:style-name="T122">terator</text:span></text:span><text:span text:style-name="Source_20_Text"><text:span text:style-name="T36">,c</text:span></text:span><text:span text:style-name="Source_20_Text"><text:span text:style-name="T138">allback</text:span></text:span><text:span text:style-name="Source_20_Text"><text:span text:style-name="T36">);</text:span></text:span></text:p>
            <text:p text:style-name="P54"><text:span text:style-name="Source_20_Text"><text:span text:style-name="T36">some(i</text:span></text:span><text:span text:style-name="Source_20_Text"><text:span text:style-name="T122">terator</text:span></text:span><text:span text:style-name="Source_20_Text"><text:span text:style-name="T36">,c</text:span></text:span><text:span text:style-name="Source_20_Text"><text:span text:style-name="T138">allback</text:span></text:span><text:span text:style-name="Source_20_Text"><text:span text:style-name="T36">);</text:span></text:span><text:span text:style-name="Source_20_Text"><text:span text:style-name="T139"> </text:span></text:span></text:p>
            <text:p text:style-name="P54"><text:span text:style-name="Source_20_Text"><text:span text:style-name="T126">none(i</text:span></text:span><text:span text:style-name="Source_20_Text"><text:span text:style-name="T122">terator</text:span></text:span><text:span text:style-name="Source_20_Text"><text:span text:style-name="T126">,c</text:span></text:span><text:span text:style-name="Source_20_Text"><text:span text:style-name="T138">allback</text:span></text:span><text:span text:style-name="Source_20_Text"><text:span text:style-name="T126">);</text:span></text:span></text:p>
            <text:p text:style-name="P54"><text:span text:style-name="Source_20_Text"><text:span text:style-name="T126"/></text:span></text:p>
            <text:p text:style-name="P54"><text:span text:style-name="Source_20_Text"><text:span text:style-name="T36">includes(</text:span></text:span><text:span text:style-name="Source_20_Text"><text:span text:style-name="T140">collection</text:span></text:span><text:span text:style-name="Source_20_Text"><text:span text:style-name="T36">,</text:span></text:span><text:span text:style-name="Source_20_Text"><text:span text:style-name="T141">val</text:span></text:span><text:span text:style-name="Source_20_Text"><text:span text:style-name="T140">[,comparator]</text:span></text:span><text:span text:style-name="Source_20_Text"><text:span text:style-name="T36">);</text:span></text:span></text:p>
            <text:p text:style-name="P54"><text:span text:style-name="Source_20_Text"><text:span text:style-name="T36">find(i</text:span></text:span><text:span text:style-name="Source_20_Text"><text:span text:style-name="T122">terator</text:span></text:span><text:span text:style-name="Source_20_Text"><text:span text:style-name="T36">,c</text:span></text:span><text:span text:style-name="Source_20_Text"><text:span text:style-name="T138">allback</text:span></text:span><text:span text:style-name="Source_20_Text"><text:span text:style-name="T36">);</text:span></text:span></text:p>
            <text:p text:style-name="P54"><text:span text:style-name="Source_20_Text"><text:span text:style-name="T36">findLast(i</text:span></text:span><text:span text:style-name="Source_20_Text"><text:span text:style-name="T122">terator</text:span></text:span><text:span text:style-name="Source_20_Text"><text:span text:style-name="T36">,callback);</text:span></text:span></text:p>
            <text:p text:style-name="P54"><text:span text:style-name="Source_20_Text"><text:span text:style-name="T36">filter(i</text:span></text:span><text:span text:style-name="Source_20_Text"><text:span text:style-name="T122">terator</text:span></text:span><text:span text:style-name="Source_20_Text"><text:span text:style-name="T36">,c</text:span></text:span><text:span text:style-name="Source_20_Text"><text:span text:style-name="T138">allback</text:span></text:span><text:span text:style-name="Source_20_Text"><text:span text:style-name="T36">);</text:span></text:span></text:p>
            <text:p text:style-name="P54"><text:span text:style-name="Source_20_Text"><text:span text:style-name="T142">reject(i</text:span></text:span><text:span text:style-name="Source_20_Text"><text:span text:style-name="T122">terator</text:span></text:span><text:span text:style-name="Source_20_Text"><text:span text:style-name="T142">,c</text:span></text:span><text:span text:style-name="Source_20_Text"><text:span text:style-name="T138">allback</text:span></text:span><text:span text:style-name="Source_20_Text"><text:span text:style-name="T142">);</text:span></text:span></text:p>
            <text:p text:style-name="P53"><text:span text:style-name="Source_20_Text"><text:span text:style-name="T143">p</text:span></text:span><text:span text:style-name="Source_20_Text"><text:span text:style-name="T144">artition(i</text:span></text:span><text:span text:style-name="Source_20_Text"><text:span text:style-name="T145">terator</text:span></text:span><text:span text:style-name="Source_20_Text"><text:span text:style-name="T144">,c</text:span></text:span><text:span text:style-name="Source_20_Text"><text:span text:style-name="T146">a</text:span></text:span><text:span text:style-name="Source_20_Text"><text:span text:style-name="T147">llb</text:span></text:span><text:span text:style-name="Source_20_Text"><text:span text:style-name="T146">a</text:span></text:span><text:span text:style-name="Source_20_Text"><text:span text:style-name="T147">ck</text:span></text:span><text:span text:style-name="Source_20_Text"><text:span text:style-name="T144">);</text:span></text:span></text:p>
            <text:p text:style-name="P57"><text:span text:style-name="Source_20_Text"><text:span text:style-name="T148"/></text:span></text:p>
            <text:p text:style-name="P53"><text:span text:style-name="Source_20_Text"><text:span text:style-name="T36">zip(i</text:span></text:span><text:span text:style-name="Source_20_Text"><text:span text:style-name="T122">terator1</text:span></text:span><text:span text:style-name="Source_20_Text"><text:span text:style-name="T36">[,</text:span></text:span><text:span text:style-name="Source_20_Text"><text:span text:style-name="T122">iteratorN</text:span></text:span><text:span text:style-name="Source_20_Text"><text:span text:style-name="T36">]);</text:span></text:span></text:p>
            <text:p text:style-name="P58"><text:span text:style-name="Source_20_Text"><text:span text:style-name="T149">unzip(i</text:span></text:span><text:span text:style-name="Source_20_Text"><text:span text:style-name="T145">terator</text:span></text:span><text:span text:style-name="Source_20_Text"><text:span text:style-name="T149">);</text:span></text:span></text:p>
            <text:p text:style-name="P58"><text:span text:style-name="Source_20_Text"><text:span text:style-name="T149">zipObj(i</text:span></text:span><text:span text:style-name="Source_20_Text"><text:span text:style-name="T145">terator1</text:span></text:span><text:span text:style-name="Source_20_Text"><text:span text:style-name="T149">,i</text:span></text:span><text:span text:style-name="Source_20_Text"><text:span text:style-name="T145">terator</text:span></text:span><text:span text:style-name="Source_20_Text"><text:span text:style-name="T150">2</text:span></text:span><text:span text:style-name="Source_20_Text"><text:span text:style-name="T149">);</text:span></text:span></text:p>
            <text:p text:style-name="P54"><text:span text:style-name="Source_20_Text"><text:span text:style-name="T148">shuffle(i</text:span></text:span><text:span text:style-name="Source_20_Text"><text:span text:style-name="T122">terator</text:span></text:span><text:span text:style-name="Source_20_Text"><text:span text:style-name="T148">);</text:span></text:span></text:p>
            <text:p text:style-name="P54"><text:span text:style-name="Source_20_Text"><text:span text:style-name="T148"/></text:span></text:p>
            <text:p text:style-name="P59"><text:span text:style-name="Source_20_Text"><text:span text:style-name="T36">min(v</text:span></text:span><text:span text:style-name="Source_20_Text"><text:span text:style-name="T151">alue1[,valueN]</text:span></text:span><text:span text:style-name="Source_20_Text"><text:span text:style-name="T36">);</text:span></text:span></text:p>
            <text:p text:style-name="P60"><text:span text:style-name="Source_20_Text"><text:span text:style-name="T152">max(v</text:span></text:span><text:span text:style-name="Source_20_Text"><text:span text:style-name="T153">alue1[,valueN]</text:span></text:span><text:span text:style-name="Source_20_Text"><text:span text:style-name="T152">);</text:span></text:span></text:p>
            <text:p text:style-name="P54"><text:span text:style-name="Source_20_Text"><text:span text:style-name="T154">sort(i</text:span></text:span><text:span text:style-name="Source_20_Text"><text:span text:style-name="T122">terator</text:span></text:span><text:span text:style-name="Source_20_Text"><text:span text:style-name="T155">[</text:span></text:span><text:span text:style-name="Source_20_Text"><text:span text:style-name="T154">,number</text:span></text:span><text:span text:style-name="Source_20_Text"><text:span text:style-name="T156">s = false</text:span></text:span><text:span text:style-name="Source_20_Text"><text:span text:style-name="T155">]</text:span></text:span><text:span text:style-name="Source_20_Text"><text:span text:style-name="T154">);</text:span></text:span></text:p>
            <text:p text:style-name="P54"><text:span text:style-name="Source_20_Text"><text:span text:style-name="T148">reverse(i</text:span></text:span><text:span text:style-name="Source_20_Text"><text:span text:style-name="T122">terator</text:span></text:span><text:span text:style-name="Source_20_Text"><text:span text:style-name="T148">);</text:span></text:span></text:p>
            <text:p text:style-name="P59"><text:span text:style-name="Source_20_Text"><text:span text:style-name="T36"/></text:span></text:p>
            <text:p text:style-name="P53"><text:span text:style-name="Source_20_Text"><text:span text:style-name="T36">item(i</text:span></text:span><text:span text:style-name="Source_20_Text"><text:span text:style-name="T122">terator</text:span></text:span><text:span text:style-name="Source_20_Text"><text:span text:style-name="T36">,index);</text:span></text:span></text:p>
            <text:p text:style-name="P53"><text:span text:style-name="Source_20_Text"><text:span text:style-name="T157">nth(i</text:span></text:span><text:span text:style-name="Source_20_Text"><text:span text:style-name="T122">terator</text:span></text:span><text:span text:style-name="Source_20_Text"><text:span text:style-name="T157">,index);</text:span></text:span></text:p>
            <text:p text:style-name="P54"><text:span text:style-name="Source_20_Text"><text:span text:style-name="T36">first(i</text:span></text:span><text:span text:style-name="Source_20_Text"><text:span text:style-name="T122">terator</text:span></text:span><text:span text:style-name="Source_20_Text"><text:span text:style-name="T36">);</text:span></text:span></text:p>
            <text:p text:style-name="P54"><text:span text:style-name="Source_20_Text"><text:span text:style-name="T158">head(i</text:span></text:span><text:span text:style-name="Source_20_Text"><text:span text:style-name="T145">terator</text:span></text:span><text:span text:style-name="Source_20_Text"><text:span text:style-name="T158">);</text:span></text:span></text:p>
            <text:p text:style-name="P61"><text:span text:style-name="Source_20_Text"><text:span text:style-name="T59">last(i</text:span></text:span><text:span text:style-name="Source_20_Text"><text:span text:style-name="T135">terator</text:span></text:span><text:span text:style-name="Source_20_Text"><text:span text:style-name="T59">);</text:span></text:span></text:p>
            <text:p text:style-name="P62">initial(i<text:span text:style-name="Source_20_Text"><text:span text:style-name="T159">terator</text:span></text:span>);</text:p>
            <text:p text:style-name="P54"><text:span text:style-name="Source_20_Text"><text:span text:style-name="T36">tail(i</text:span></text:span><text:span text:style-name="Source_20_Text"><text:span text:style-name="T122">terator</text:span></text:span><text:span text:style-name="Source_20_Text"><text:span text:style-name="T36">);</text:span></text:span></text:p>
            <text:p text:style-name="P54"><text:span text:style-name="Source_20_Text"><text:span text:style-name="T36"/></text:span></text:p>
            <text:p text:style-name="P54"><text:span text:style-name="Source_20_Text"><text:span text:style-name="T160">flat(i</text:span></text:span><text:span text:style-name="Source_20_Text"><text:span text:style-name="T122">terator</text:span></text:span><text:span text:style-name="Source_20_Text"><text:span text:style-name="T160">);</text:span></text:span></text:p>
            <text:p text:style-name="P54"><text:span text:style-name="Source_20_Text"><text:span text:style-name="T36">concat(i</text:span></text:span><text:span text:style-name="Source_20_Text"><text:span text:style-name="T122">terator1</text:span></text:span><text:span text:style-name="Source_20_Text"><text:span text:style-name="T36">[,</text:span></text:span><text:span text:style-name="Source_20_Text"><text:span text:style-name="T122">iteratorN</text:span></text:span><text:span text:style-name="Source_20_Text"><text:span text:style-name="T36">]);</text:span></text:span></text:p>
            <text:p text:style-name="P54"><text:span text:style-name="Source_20_Text"><text:span text:style-name="T126">join(i</text:span></text:span><text:span text:style-name="Source_20_Text"><text:span text:style-name="T122">terator</text:span></text:span><text:span text:style-name="Source_20_Text"><text:span text:style-name="T126">[,separator </text:span></text:span><text:span text:style-name="Source_20_Text"><text:span text:style-name="T161">= ","</text:span></text:span><text:span text:style-name="Source_20_Text"><text:span text:style-name="T126">]);</text:span></text:span></text:p>
          </table:table-cell>
          <table:table-cell table:style-name="Table4.C2" office:value-type="string">
            <text:p text:style-name="P25"><text:span text:style-name="Source_20_Text"><text:span text:style-name="T162">ty</text:span></text:span><text:span text:style-name="Source_20_Text"><text:span text:style-name="T163">pe</text:span></text:span><text:span text:style-name="Source_20_Text"><text:span text:style-name="T164">Of</text:span></text:span><text:span text:style-name="Source_20_Text"><text:span text:style-name="T163">(v</text:span></text:span><text:span text:style-name="Source_20_Text"><text:span text:style-name="T162">alue</text:span></text:span><text:span text:style-name="Source_20_Text"><text:span text:style-name="T163">);</text:span></text:span></text:p>
            <text:p text:style-name="P25"><text:span text:style-name="Source_20_Text"><text:span text:style-name="T165">is(</text:span></text:span><text:span text:style-name="Source_20_Text"><text:span text:style-name="T166">val</text:span></text:span><text:span text:style-name="Source_20_Text"><text:span text:style-name="T165">[,expectedType[,Throw=false]]</text:span></text:span><text:span text:style-name="Source_20_Text"><text:span text:style-name="T167">)</text:span></text:span><text:span text:style-name="Source_20_Text"><text:span text:style-name="T165">;</text:span></text:span></text:p>
            <text:p text:style-name="P25"><text:span text:style-name="Source_20_Text"><text:span text:style-name="T165">isTypedCollection(iter,expectedType, Throw=false);</text:span></text:span></text:p>
            <text:p text:style-name="P26"><text:span text:style-name="Source_20_Text"><text:span text:style-name="T168">isSameType(value1,value2)</text:span></text:span><text:span text:style-name="Source_20_Text"><text:span text:style-name="T169">;</text:span></text:span></text:p>
            <text:p text:style-name="P25"><text:span text:style-name="Source_20_Text"><text:span text:style-name="T9">isSameInstance(</text:span></text:span><text:span text:style-name="Source_20_Text"><text:span text:style-name="T170">v</text:span></text:span><text:span text:style-name="Source_20_Text"><text:span text:style-name="T171">al</text:span></text:span><text:span text:style-name="Source_20_Text"><text:span text:style-name="T170">1</text:span></text:span><text:span text:style-name="Source_20_Text"><text:span text:style-name="T9">,</text:span></text:span><text:span text:style-name="Source_20_Text"><text:span text:style-name="T170">v</text:span></text:span><text:span text:style-name="Source_20_Text"><text:span text:style-name="T171">al</text:span></text:span><text:span text:style-name="Source_20_Text"><text:span text:style-name="T170">2</text:span></text:span><text:span text:style-name="Source_20_Text"><text:span text:style-name="T9">,Contructor);</text:span></text:span></text:p>
            <text:p text:style-name="P25"><text:span text:style-name="Source_20_Text"><text:span text:style-name="T172">isDeepStrictEqual(v</text:span></text:span><text:span text:style-name="Source_20_Text"><text:span text:style-name="T173">al</text:span></text:span><text:span text:style-name="Source_20_Text"><text:span text:style-name="T174">ue</text:span></text:span><text:span text:style-name="Source_20_Text"><text:span text:style-name="T172">1,v</text:span></text:span><text:span text:style-name="Source_20_Text"><text:span text:style-name="T173">al</text:span></text:span><text:span text:style-name="Source_20_Text"><text:span text:style-name="T174">ue</text:span></text:span><text:span text:style-name="Source_20_Text"><text:span text:style-name="T172">2);</text:span></text:span></text:p>
            <text:p text:style-name="P25"><text:span text:style-name="Source_20_Text"><text:span text:style-name="T9">isCoercedObject</text:span></text:span><text:span text:style-name="Source_20_Text"><text:span text:style-name="T175">(object);</text:span></text:span></text:p>
            <text:p text:style-name="P25"><text:span text:style-name="Source_20_Text"><text:span text:style-name="T172">isEmpty(value);</text:span></text:span></text:p>
            <text:p text:style-name="P25"><text:span text:style-name="Source_20_Text"><text:span text:style-name="T9">isNull(v</text:span></text:span><text:span text:style-name="Source_20_Text"><text:span text:style-name="T176">a</text:span></text:span><text:span text:style-name="Source_20_Text"><text:span text:style-name="T177">lue</text:span></text:span><text:span text:style-name="Source_20_Text"><text:span text:style-name="T9">);</text:span></text:span></text:p>
            <text:p text:style-name="P25"><text:span text:style-name="Source_20_Text"><text:span text:style-name="T9">isUndefined(v</text:span></text:span><text:span text:style-name="Source_20_Text"><text:span text:style-name="T178">alu</text:span></text:span><text:span text:style-name="Source_20_Text"><text:span text:style-name="T64">e</text:span></text:span><text:span text:style-name="Source_20_Text"><text:span text:style-name="T9">);</text:span></text:span></text:p>
            <text:p text:style-name="P25"><text:span text:style-name="Source_20_Text"><text:span text:style-name="T9">isN</text:span></text:span><text:span text:style-name="Source_20_Text"><text:span text:style-name="T179">ullish</text:span></text:span><text:span text:style-name="Source_20_Text"><text:span text:style-name="T9">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9">);</text:span></text:span></text:p>
            <text:p text:style-name="P25"><text:span text:style-name="Source_20_Text"><text:span text:style-name="T57">isNonNullable(value);</text:span></text:span></text:p>
            <text:p text:style-name="P25"><text:span text:style-name="Source_20_Text"><text:span text:style-name="T57">isNonNullablePrimitive(value);</text:span></text:span></text:p>
            <text:p text:style-name="P25"><text:span text:style-name="Source_20_Text"><text:span text:style-name="T180">isPlainObject(value);</text:span></text:span></text:p>
            <text:p text:style-name="P25"><text:span text:style-name="Source_20_Text"><text:span text:style-name="T9">isFunction(v</text:span></text:span><text:span text:style-name="Source_20_Text"><text:span text:style-name="T94">a</text:span></text:span><text:span text:style-name="Source_20_Text"><text:span text:style-name="T95">l</text:span></text:span><text:span text:style-name="Source_20_Text"><text:span text:style-name="T181">ue</text:span></text:span><text:span text:style-name="Source_20_Text"><text:span text:style-name="T9">);</text:span></text:span></text:p>
            <text:p text:style-name="P25"><text:span text:style-name="Source_20_Text"><text:span text:style-name="T9">isGenerator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9">(v</text:span></text:span><text:span text:style-name="Source_20_Text"><text:span text:style-name="T184">a</text:span></text:span><text:span text:style-name="Source_20_Text"><text:span text:style-name="T185">lue</text:span></text:span><text:span text:style-name="Source_20_Text"><text:span text:style-name="T9">);</text:span></text:span></text:p>
            <text:p text:style-name="P25"><text:span text:style-name="Source_20_Text"><text:span text:style-name="T9">isAsync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9">(v</text:span></text:span><text:span text:style-name="Source_20_Text"><text:span text:style-name="T184">a</text:span></text:span><text:span text:style-name="Source_20_Text"><text:span text:style-name="T185">lue</text:span></text:span><text:span text:style-name="Source_20_Text"><text:span text:style-name="T9">);</text:span></text:span></text:p>
            <text:p text:style-name="P25"><text:span text:style-name="Source_20_Text"><text:span text:style-name="T186">isAsyncGenerator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186">(v</text:span></text:span><text:span text:style-name="Source_20_Text"><text:span text:style-name="T184">a</text:span></text:span><text:span text:style-name="Source_20_Text"><text:span text:style-name="T185">lue</text:span></text:span><text:span text:style-name="Source_20_Text"><text:span text:style-name="T186">);</text:span></text:span></text:p>
            <text:p text:style-name="P25"><text:span text:style-name="Source_20_Text"><text:span text:style-name="T187">isArrow</text:span></text:span><text:span text:style-name="Source_20_Text"><text:span text:style-name="T182">F</text:span></text:span><text:span text:style-name="Source_20_Text"><text:span text:style-name="T183">u</text:span></text:span><text:span text:style-name="Source_20_Text"><text:span text:style-name="T182">n</text:span></text:span><text:span text:style-name="Source_20_Text"><text:span text:style-name="T183">ction</text:span></text:span><text:span text:style-name="Source_20_Text"><text:span text:style-name="T187">(</text:span></text:span><text:span text:style-name="Source_20_Text"><text:span text:style-name="T188">value</text:span></text:span><text:span text:style-name="Source_20_Text"><text:span text:style-name="T187">);</text:span></text:span></text:p>
            <text:p text:style-name="P25"><text:span text:style-name="Source_20_Text"><text:span text:style-name="T186">isProxy(value);</text:span></text:span></text:p>
            <text:p text:style-name="P25"><text:span text:style-name="Source_20_Text"><text:span text:style-name="T9">isElemen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9">);</text:span></text:span></text:p>
            <text:p text:style-name="P25"><text:span text:style-name="Source_20_Text"><text:span text:style-name="T186">isRegexp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186">);</text:span></text:span></text:p>
            <text:p text:style-name="P25"><text:span text:style-name="Source_20_Text"><text:span text:style-name="T9">isArraylike(value);</text:span></text:span></text:p>
            <text:p text:style-name="P25"><text:span text:style-name="Source_20_Text"><text:span text:style-name="T9">isTypedArray(value);</text:span></text:span></text:p>
            <text:p text:style-name="P63"><text:span text:style-name="Source_20_Text"><text:span text:style-name="T9">isIterator(v</text:span></text:span><text:span text:style-name="Source_20_Text"><text:span text:style-name="T73">a</text:span></text:span><text:span text:style-name="Source_20_Text"><text:span text:style-name="T189">l</text:span></text:span><text:span text:style-name="Source_20_Text"><text:span text:style-name="T190">ue</text:span></text:span><text:span text:style-name="Source_20_Text"><text:span text:style-name="T9">);</text:span></text:span></text:p>
            <text:p text:style-name="P63"><text:span text:style-name="Source_20_Text"><text:span text:style-name="T9">isIterable(v</text:span></text:span><text:span text:style-name="Source_20_Text"><text:span text:style-name="T73">a</text:span></text:span><text:span text:style-name="Source_20_Text"><text:span text:style-name="T189">l</text:span></text:span><text:span text:style-name="Source_20_Text"><text:span text:style-name="T190">ue</text:span></text:span><text:span text:style-name="Source_20_Text"><text:span text:style-name="T9">);</text:span></text:span></text:p>
            <text:p text:style-name="P25"><text:span text:style-name="Source_20_Text"><text:span text:style-name="T9">isAsyncItera</text:span></text:span><text:span text:style-name="Source_20_Text"><text:span text:style-name="T187">tor</text:span></text:span><text:span text:style-name="Source_20_Text"><text:span text:style-name="T9">(</text:span></text:span><text:span text:style-name="Source_20_Text"><text:span text:style-name="T166">value</text:span></text:span><text:span text:style-name="Source_20_Text"><text:span text:style-name="T9">);</text:span></text:span></text:p>
            <text:p text:style-name="P25"><text:span text:style-name="Source_20_Text"><text:span text:style-name="T9">isAsyncIterable(</text:span></text:span><text:span text:style-name="Source_20_Text"><text:span text:style-name="T166">value</text:span></text:span><text:span text:style-name="Source_20_Text"><text:span text:style-name="T9">);</text:span></text:span></text:p>
            <text:p text:style-name="P25"><text:span text:style-name="Source_20_Text"><text:span text:style-name="T191">isPropertyKey(v</text:span></text:span><text:span text:style-name="Source_20_Text"><text:span text:style-name="T192">alu</text:span></text:span><text:span text:style-name="Source_20_Text"><text:span text:style-name="T193">e</text:span></text:span><text:span text:style-name="Source_20_Text"><text:span text:style-name="T191">);</text:span></text:span></text:p>
            <text:p text:style-name="P25"><text:span text:style-name="Source_20_Text"><text:span text:style-name="T191">toPropertyKey(v</text:span></text:span><text:span text:style-name="Source_20_Text"><text:span text:style-name="T193">alue</text:span></text:span><text:span text:style-name="Source_20_Text"><text:span text:style-name="T191">);</text:span></text:span></text:p>
            <text:p text:style-name="P25"><text:span text:style-name="Source_20_Text"><text:span text:style-name="T191">isPrimitive(v</text:span></text:span><text:span text:style-name="Source_20_Text"><text:span text:style-name="T194">a</text:span></text:span><text:span text:style-name="Source_20_Text"><text:span text:style-name="T195">lue</text:span></text:span><text:span text:style-name="Source_20_Text"><text:span text:style-name="T191">);</text:span></text:span></text:p>
            <text:p text:style-name="P25"><text:span text:style-name="Source_20_Text"><text:span text:style-name="T180">toPrimitive(valu</text:span></text:span><text:span text:style-name="Source_20_Text"><text:span text:style-name="T193">e</text:span></text:span><text:span text:style-name="Source_20_Text"><text:span text:style-name="T180">);</text:span></text:span></text:p>
            <text:p text:style-name="P64"><text:span text:style-name="Source_20_Text"><text:span text:style-name="T9">isObject(v</text:span></text:span><text:span text:style-name="Source_20_Text"><text:span text:style-name="T94">a</text:span></text:span><text:span text:style-name="Source_20_Text"><text:span text:style-name="T95">lue</text:span></text:span><text:span text:style-name="Source_20_Text"><text:span text:style-name="T9">);</text:span></text:span></text:p>
            <text:p text:style-name="P64"><text:span text:style-name="Source_20_Text"><text:span text:style-name="T180">toObject(v</text:span></text:span><text:span text:style-name="Source_20_Text"><text:span text:style-name="T196">alu</text:span></text:span><text:span text:style-name="Source_20_Text"><text:span text:style-name="T197">e</text:span></text:span><text:span text:style-name="Source_20_Text"><text:span text:style-name="T180">);</text:span></text:span></text:p>
            <text:p text:style-name="P26"><text:span text:style-name="Source_20_Text"><text:span text:style-name="T198">isIndex(v</text:span></text:span><text:span text:style-name="Source_20_Text"><text:span text:style-name="T199">alu</text:span></text:span><text:span text:style-name="Source_20_Text"><text:span text:style-name="T200">e</text:span></text:span><text:span text:style-name="Source_20_Text"><text:span text:style-name="T198">); <text:s/></text:span></text:span><text:span text:style-name="Source_20_Text"><text:span text:style-name="T201">and</text:span></text:span><text:span text:style-name="Source_20_Text"><text:span text:style-name="T202"> </text:span></text:span><text:span text:style-name="Source_20_Text"><text:span text:style-name="T203">to</text:span></text:span><text:span text:style-name="Source_20_Text"><text:span text:style-name="T198">Index(va</text:span></text:span><text:span text:style-name="Source_20_Text"><text:span text:style-name="T204">lue</text:span></text:span><text:span text:style-name="Source_20_Text"><text:span text:style-name="T198">);</text:span></text:span></text:p>
            <text:p text:style-name="P25"><text:span text:style-name="Source_20_Text"><text:span text:style-name="T192">isLength</text:span></text:span><text:span text:style-name="Source_20_Text"><text:span text:style-name="T205">(v</text:span></text:span><text:span text:style-name="Source_20_Text"><text:span text:style-name="T192">al</text:span></text:span><text:span text:style-name="Source_20_Text"><text:span text:style-name="T206">ue</text:span></text:span><text:span text:style-name="Source_20_Text"><text:span text:style-name="T205">); </text:span></text:span><text:span text:style-name="Source_20_Text"><text:span text:style-name="T207">and</text:span></text:span><text:span text:style-name="Source_20_Text"><text:span text:style-name="T208"> </text:span></text:span><text:span text:style-name="Source_20_Text"><text:span text:style-name="T191">toLength(value);</text:span></text:span></text:p>
            <text:p text:style-name="P25"><text:span text:style-name="Source_20_Text"><text:span text:style-name="T180">toSafeString</text:span></text:span><text:span text:style-name="Source_20_Text"><text:span text:style-name="T39">(value);</text:span></text:span></text:p>
          </table:table-cell>
        </table:table-row>
      </table:table>
      <text:p text:style-name="P6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6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7"><text:span text:style-name="T209">Celestra for </text:span><text:span text:style-name="T210">browser</text:span><text:span text:style-name="T209">: </text:span><text:span text:style-name="T211">celestra.</text:span><text:span text:style-name="T212">browser</text:span><text:span text:style-name="T213">.</text:span><text:span text:style-name="T211">js</text:span></text:p>
          </table:table-cell>
          <table:table-cell table:style-name="Table8.B2" table:number-columns-spanned="2" office:value-type="string">
            <text:p text:style-name="P68"><text:span text:style-name="T209">Celestra for Node.js </text:span><text:span text:style-name="T214">and Deno</text:span><text:span text:style-name="T209">: </text:span><text:span text:style-name="T215">celestra.</text:span><text:span text:style-name="T213">node.</text:span><text:span text:style-name="T216">m</text:span><text:span text:style-name="T215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69"/>
            <text:p text:style-name="P70">&lt;script type="module"&gt;</text:p>
            <text:p text:style-name="P71">// import the defaultExport object</text:p>
            <text:p text:style-name="P72">import defaultExport from "./celestra.browser.js";</text:p>
            <text:p text:style-name="P72">globalThis.celestra = defaultExport;</text:p>
            <text:p text:style-name="P72">globalThis.CEL = defaultExport;</text:p>
            <text:p text:style-name="P70">&lt;/script&gt;</text:p>
            <text:p text:style-name="P72"/>
            <text:p text:style-name="P70">&lt;script type="module"&gt;</text:p>
            <text:p text:style-name="P71">// import with default with name</text:p>
            <text:p text:style-name="P72">import { default as celestra } from "./celestra.browser.js";</text:p>
            <text:p text:style-name="P72">globalThis.celestra = celestra;</text:p>
            <text:p text:style-name="P72">globalThis.CEL = celestra;</text:p>
            <text:p text:style-name="P70">&lt;/script&gt;</text:p>
            <text:p text:style-name="P72"/>
            <text:p text:style-name="P70">&lt;script type="module"&gt;</text:p>
            <text:p text:style-name="P71">// import all into a new celestra object</text:p>
            <text:p text:style-name="P72">import * as celestra from "./celestra.browser.js";</text:p>
            <text:p text:style-name="P72">globalThis.celestra = celestra;</text:p>
            <text:p text:style-name="P72">globalThis.CEL = celestra;</text:p>
            <text:p text:style-name="P70">&lt;/script&gt;</text:p>
            <text:p text:style-name="P72"/>
            <text:p text:style-name="P70">&lt;script type="module"&gt;</text:p>
            <text:p text:style-name="P71">// import some functions</text:p>
            <text:p text:style-name="P72">import { first, <text:span text:style-name="T217">map</text:span> } from "./celestra.browser.js";</text:p>
            <text:p text:style-name="P72">globalThis.first = first;</text:p>
            <text:p text:style-name="P72">globalThis.<text:span text:style-name="T217">map</text:span> = <text:span text:style-name="T217">map</text:span>;</text:p>
            <text:p text:style-name="P70">&lt;/script&gt;</text:p>
            <text:p text:style-name="P70"/>
            <text:p text:style-name="P70">&lt;script type="module"&gt;</text:p>
            <text:p text:style-name="P72">// dynamic import</text:p>
            <text:p text:style-name="P72">const celestra = await import("./celestra.browser.js");</text:p>
            <text:p text:style-name="P72">globalThis.celestra = celestra;</text:p>
            <text:p text:style-name="P72">globalThis.CEL = celestra;</text:p>
            <text:p text:style-name="P70">&lt;/script&gt;</text:p>
            <text:p text:style-name="P70"/>
          </table:table-cell>
          <table:table-cell table:style-name="Table8.B3" table:number-columns-spanned="2" office:value-type="string">
            <text:p text:style-name="P73"/>
            <text:p text:style-name="P73">// import the defaultExport object</text:p>
            <text:p text:style-name="P74"/>
            <text:p text:style-name="P74">import defaultExport from "./celestra.<text:span text:style-name="T218">node</text:span>.<text:span text:style-name="T218">m</text:span>js";</text:p>
            <text:p text:style-name="P74">globalThis.celestra = defaultExport;</text:p>
            <text:p text:style-name="P74">globalThis.CEL = defaultExport;</text:p>
            <text:p text:style-name="P74"/>
            <text:p text:style-name="P73">// import with default with name</text:p>
            <text:p text:style-name="P74"/>
            <text:p text:style-name="P74">import { default as celestra } from "./celestra.<text:span text:style-name="T218">node</text:span>.<text:span text:style-name="T218">m</text:span>js";</text:p>
            <text:p text:style-name="P74">globalThis.celestra = celestra;</text:p>
            <text:p text:style-name="P74">globalThis.CEL = celestra;</text:p>
            <text:p text:style-name="P74"/>
            <text:p text:style-name="P73">// import all into a new celestra object</text:p>
            <text:p text:style-name="P74"/>
            <text:p text:style-name="P74">import * as celestra from "./celestra.<text:span text:style-name="T218">node</text:span>.<text:span text:style-name="T218">m</text:span>js";</text:p>
            <text:p text:style-name="P74">globalThis.celestra = celestra;</text:p>
            <text:p text:style-name="P74">globalThis.CEL = celestra;</text:p>
            <text:p text:style-name="P74"/>
            <text:p text:style-name="P73">// import some functions</text:p>
            <text:p text:style-name="P74"/>
            <text:p text:style-name="P74">import { first, <text:span text:style-name="T217">map</text:span> } from "./celestra.<text:span text:style-name="T218">node</text:span>.<text:span text:style-name="T218">m</text:span>js";</text:p>
            <text:p text:style-name="P74">globalThis.first = first;</text:p>
            <text:p text:style-name="P75"><text:span text:style-name="Source_20_Text"><text:span text:style-name="T219">globalThis.</text:span></text:span><text:span text:style-name="Source_20_Text"><text:span text:style-name="T220">map</text:span></text:span><text:span text:style-name="Source_20_Text"><text:span text:style-name="T219"> = </text:span></text:span><text:span text:style-name="Source_20_Text"><text:span text:style-name="T220">map</text:span></text:span><text:span text:style-name="Source_20_Text"><text:span text:style-name="T219">;<text:line-break/><text:line-break/></text:span></text:span><text:span text:style-name="Source_20_Text"><text:span text:style-name="T221">// </text:span></text:span><text:span text:style-name="Source_20_Text"><text:span text:style-name="T222">dynamic import</text:span></text:span><text:span text:style-name="Source_20_Text"><text:span text:style-name="T219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6">Removed <text:span text:style-name="T223">APIs</text:span> in the <text:span text:style-name="T215">celestra.node.</text:span><text:span text:style-name="T213">m</text:span><text:span text:style-name="T215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7">DOM API</text:p>
          </table:table-cell>
          <table:table-cell table:style-name="Table8.C5" office:value-type="string">
            <text:p text:style-name="P78"><text:span text:style-name="Source_20_Text"><text:span text:style-name="T224">Cookie API</text:span></text:span></text:p>
          </table:table-cell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0"><text:span text:style-name="T225">v</text:span>3.1.0</text:p>
          </table:table-cell>
          <table:table-cell table:style-name="Table3.A2" office:value-type="string">
            <text:p text:style-name="P80">v3.8.0</text:p>
          </table:table-cell>
          <table:table-cell table:style-name="Table3.C2" office:value-type="string">
            <text:p text:style-name="P81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2">Array.from();</text:p>
            <text:p text:style-name="P82">Array.of();</text:p>
            <text:p text:style-name="P82">Array.prototype.copyWithin();</text:p>
            <text:p text:style-name="P82">Array.prototype.fill();</text:p>
            <text:p text:style-name="P82">Array.prototype.find();</text:p>
            <text:p text:style-name="P82">Array.prototype.findIndex();</text:p>
            <text:p text:style-name="P82">Object.create();</text:p>
            <text:p text:style-name="P82">String.fromCodePoint();</text:p>
            <text:p text:style-name="P82">String.prototype.codePointAt();</text:p>
            <text:p text:style-name="P82">String.prototype.endsWith();</text:p>
            <text:p text:style-name="P82">String.prototype.startsWith();</text:p>
            <text:p text:style-name="P82">Math.acosh();</text:p>
            <text:p text:style-name="P82">Math.asinh();</text:p>
            <text:p text:style-name="P82">Math.atanh();</text:p>
            <text:p text:style-name="P82">Math.cbrt();</text:p>
            <text:p text:style-name="P82">Math.clz32();</text:p>
            <text:p text:style-name="P82">Math.cosh();</text:p>
            <text:p text:style-name="P82">Math.expm1();</text:p>
            <text:p text:style-name="P82">Math.fround();</text:p>
            <text:p text:style-name="P82">Math.hypot();</text:p>
            <text:p text:style-name="P82">Math.imul();</text:p>
            <text:p text:style-name="P82">Math.log1p();</text:p>
            <text:p text:style-name="P82">Math.log10();</text:p>
            <text:p text:style-name="P82">Math.log2();</text:p>
            <text:p text:style-name="P82">Math.sign();</text:p>
            <text:p text:style-name="P82">Math.sinh();</text:p>
            <text:p text:style-name="P82">Math.tanh();</text:p>
            <text:p text:style-name="P82">Math.trunc();</text:p>
            <text:p text:style-name="P82">Number.EPSILON;</text:p>
            <text:p text:style-name="P82">Number.isNaN();</text:p>
            <text:p text:style-name="P82">isNaN();</text:p>
            <text:p text:style-name="P82">Number.isInteger();</text:p>
            <text:p text:style-name="P82">Number.isFinite();</text:p>
            <text:p text:style-name="P82">Number.isSafeInteger();</text:p>
            <text:p text:style-name="P82">Number.parseInt();</text:p>
            <text:p text:style-name="P82">Number.parseFloat();</text:p>
          </table:table-cell>
          <table:table-cell table:style-name="Table3.B3" table:number-rows-spanned="5" office:value-type="string">
            <text:p text:style-name="P83"><text:span text:style-name="Source_20_Text"><text:span text:style-name="T137"/></text:span></text:p>
            <text:p text:style-name="P83"><text:span text:style-name="Source_20_Text"><text:span text:style-name="T226">Array.prototype.values();</text:span></text:span></text:p>
            <text:p text:style-name="P83"><text:span text:style-name="Source_20_Text"><text:span text:style-name="T226">Array.prototype.includes();</text:span></text:span></text:p>
            <text:p text:style-name="P83"><text:span text:style-name="Source_20_Text"><text:span text:style-name="T137"/></text:span></text:p>
            <text:p text:style-name="P83"><text:span text:style-name="Source_20_Text"><text:span text:style-name="T226">ChildNode.after();</text:span></text:span><text:span text:style-name="T227"><text:line-break/></text:span><text:span text:style-name="Source_20_Text"><text:span text:style-name="T226">ChildNode.before();</text:span></text:span><text:span text:style-name="T227"><text:line-break/></text:span><text:span text:style-name="Source_20_Text"><text:span text:style-name="T226">ChildNode.remove();</text:span></text:span><text:span text:style-name="T227"><text:line-break/></text:span><text:span text:style-name="Source_20_Text"><text:span text:style-name="T226">ChildNode.replaceWith();</text:span></text:span></text:p>
            <text:p text:style-name="P83"><text:span text:style-name="Source_20_Text"><text:span text:style-name="T137"/></text:span></text:p>
            <text:p text:style-name="P83"><text:span text:style-name="Source_20_Text"><text:span text:style-name="T226">Element.prototype.closest();<text:line-break/>Element.prototype.getAttributeNames();</text:span></text:span></text:p>
            <text:p text:style-name="P83"><text:span text:style-name="Source_20_Text"><text:span text:style-name="T226">Element.prototype.matches();</text:span></text:span></text:p>
            <text:p text:style-name="P83"><text:span text:style-name="Source_20_Text"><text:span text:style-name="T226">Element.prototype.toggleAttribute();</text:span></text:span></text:p>
            <text:p text:style-name="P83"><text:span text:style-name="Source_20_Text"><text:span text:style-name="T137"/></text:span></text:p>
            <text:p text:style-name="P83"><text:span text:style-name="Source_20_Text"><text:span text:style-name="T226">ParentNode.append();</text:span></text:span></text:p>
            <text:p text:style-name="P84"><text:span text:style-name="Source_20_Text"><text:span text:style-name="T226">ParentNode.prepend();</text:span></text:span><text:span text:style-name="T227"><text:line-break/></text:span></text:p>
            <text:p text:style-name="P84"><text:span text:style-name="Source_20_Text"><text:span text:style-name="T226">String.prototype[Symbol.iterator]();</text:span></text:span></text:p>
            <text:p text:style-name="P83"><text:span text:style-name="Source_20_Text"><text:span text:style-name="T226">String.prototype.includes();</text:span></text:span></text:p>
            <text:p text:style-name="P83"><text:span text:style-name="Source_20_Text"><text:span text:style-name="T226">String.prototype.repeat();</text:span></text:span></text:p>
            <text:p text:style-name="P83"><text:span text:style-name="Source_20_Text"><text:span text:style-name="T137"/></text:span></text:p>
            <text:p text:style-name="P83"><text:span text:style-name="Source_20_Text"><text:span text:style-name="T226">NodeList.prototype.forEach();</text:span></text:span></text:p>
            <text:p text:style-name="P83"><text:span text:style-name="Source_20_Text"><text:span text:style-name="T137"/></text:span></text:p>
            <text:p text:style-name="P83"><text:span text:style-name="Source_20_Text"><text:span text:style-name="T226">Object.assign();</text:span></text:span></text:p>
            <text:p text:style-name="P83"><text:span text:style-name="Source_20_Text"><text:span text:style-name="T226">Object.entries();</text:span></text:span></text:p>
            <text:p text:style-name="P83"><text:span text:style-name="Source_20_Text"><text:span text:style-name="T226">Object.getOwnPropertyDescriptors();</text:span></text:span><text:span text:style-name="T227"><text:line-break/></text:span><text:span text:style-name="Source_20_Text"><text:span text:style-name="T226">Object.values();</text:span></text:span></text:p>
            <text:p text:style-name="P83"><text:span text:style-name="Source_20_Text"><text:span text:style-name="T137"/></text:span></text:p>
            <text:p text:style-name="P83"><text:span text:style-name="Source_20_Text"><text:span text:style-name="T226">RegExp.prototype.flags;</text:span></text:span></text:p>
            <text:p text:style-name="P83"><text:span text:style-name="Source_20_Text"><text:span text:style-name="T137"/></text:span></text:p>
            <text:p text:style-name="P85"><text:span text:style-name="Source_20_Text"><text:span text:style-name="T228">window</text:span></text:span><text:span text:style-name="Source_20_Text"><text:span text:style-name="T226">.screenLeft;</text:span></text:span></text:p>
            <text:p text:style-name="P85"><text:span text:style-name="Source_20_Text"><text:span text:style-name="T228">window</text:span></text:span><text:span text:style-name="Source_20_Text"><text:span text:style-name="T226">.screenTop;</text:span></text:span></text:p>
          </table:table-cell>
          <table:table-cell table:style-name="Table3.C3" office:value-type="string">
            <text:p text:style-name="P86">Array.prototype.at();</text:p>
            <text:p text:style-name="P86">Array.prototype.findLast();</text:p>
            <text:p text:style-name="P86">Array.prototype.findLastIndex();</text:p>
            <text:p text:style-name="P86">Array.prototype.flat();</text:p>
            <text:p text:style-name="P86">Array.prototype.flatMap();</text:p>
            <text:p text:style-name="P86">Number.MIN_SAFE_INTEGER;</text:p>
            <text:p text:style-name="P86">Number.MAX_SAFE_INTEGER;</text:p>
            <text:p text:style-name="P86">Object.fromEntries();</text:p>
            <text:p text:style-name="P86">Object.is();</text:p>
            <text:p text:style-name="P86">String.prototype.at();</text:p>
            <text:p text:style-name="P86">String.prototype.matchAll();</text:p>
            <text:p text:style-name="P86">String.prototype.padStart();</text:p>
            <text:p text:style-name="P86">String.prototype.padEnd();</text:p>
            <text:p text:style-name="P86">String.prototype.replaceAll();</text:p>
            <text:p text:style-name="P86">String.prototype.trimStart();</text:p>
            <text:p text:style-name="P86">String.prototype.trimLeft();</text:p>
            <text:p text:style-name="P86">String.prototype.trimEnd();</text:p>
            <text:p text:style-name="P86">String.prototype.trimRight();</text:p>
            <text:p text:style-name="P86">Typedarray.prototype.at();</text:p>
            <text:p text:style-name="P86">TypedArray.prototype.findLast();</text:p>
            <text:p text:style-name="P86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81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6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87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20">Array.fromAsync();</text:p>
            <text:p text:style-name="P20">Array.prototype.toReversed();</text:p>
            <text:p text:style-name="P20">Array.prototype.toSorted();</text:p>
            <text:p text:style-name="P20">Array.prototype.toSpliced();</text:p>
            <text:p text:style-name="P20">Array.prototype.with();</text:p>
            <text:p text:style-name="P88">Map.groupBy(); <text:span text:style-name="T230">and </text:span>Object.groupBy();</text:p>
            <text:p text:style-name="P88">Object.hasOwn();</text:p>
            <text:p text:style-name="P20">TypedArray.prototype.toReversed();</text:p>
            <text:p text:style-name="P20">TypedArray.prototype.toSorted();</text:p>
            <text:p text:style-name="P20">TypedArray.prototype.with();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4-11T23:04:09.860819400</dc:date>
    <meta:print-date>2026-04-11T23:04:13.538535300</meta:print-date>
    <meta:editing-cycles>1278</meta:editing-cycles>
    <meta:editing-duration>P1DT12H46M2S</meta:editing-duration>
    <meta:printed-by>PDF files</meta:printed-by>
    <meta:document-statistic meta:table-count="5" meta:image-count="0" meta:object-count="0" meta:page-count="5" meta:paragraph-count="401" meta:word-count="654" meta:character-count="10029" meta:non-whitespace-character-count="9765"/>
    <meta:template xlink:type="simple" xlink:actuate="onRequest" xlink:title="" xlink:href="Normal.dotm"/>
  </office:meta>
</office:document-meta>
</file>